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2.45cm" svg:height="14.469cm" svg:x="1.323cm" svg:y="27.101cm">
            <draw:object draw:notify-on-update-of-ranges="Tabelle1.A24:Tabelle1.A48 Tabelle1.B23:Tabelle1.B23 Tabelle1.B24:Tabelle1.B48 Tabelle1.A24:Tabelle1.A48 Tabelle1.C23:Tabelle1.C23 Tabelle1.C24:Tabelle1.C48 Tabelle1.A24:Tabelle1.A48 Tabelle1.D23:Tabelle1.D23 Tabelle1.D24:Tabelle1.D48 Tabelle1.A24:Tabelle1.A48 Tabelle1.E23:Tabelle1.E23 Tabelle1.E24:Tabelle1.E48 Tabelle1.A24:Tabelle1.A48 Tabelle1.F23:Tabelle1.F23 Tabelle1.F24:Tabelle1.F48 Tabelle1.A24:Tabelle1.A48 Tabelle1.G23:Tabelle1.G23 Tabelle1.G24:Tabelle1.G48 Tabelle1.A24:Tabelle1.A48 Tabelle1.H23:Tabelle1.H23 Tabelle1.H24:Tabelle1.H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Kupfer</text:p>
          </table:table-cell>
          <table:table-cell office:value-type="float" office:value="0.0178" calcext:value-type="float">
            <text:p>0,01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äng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Entladestrom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Ladestr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Querschnit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Wiederstand</text:p>
          </table:table-cell>
          <table:table-cell table:formula="of:=[.$B$1]*[.$B$2]/[.B6]" office:value-type="float" office:value="0.00089" calcext:value-type="float">
            <text:p>0,00089</text:p>
          </table:table-cell>
          <table:table-cell table:formula="of:=[.$B$1]*[.$B$2]/[.C6]" office:value-type="float" office:value="0.00055625" calcext:value-type="float">
            <text:p>0,00055625</text:p>
          </table:table-cell>
          <table:table-cell table:formula="of:=[.$B$1]*[.$B$2]/[.D6]" office:value-type="float" office:value="0.000445" calcext:value-type="float">
            <text:p>0,000445</text:p>
          </table:table-cell>
          <table:table-cell table:formula="of:=[.$B$1]*[.$B$2]/[.E6]" office:value-type="float" office:value="0.000296666666666667" calcext:value-type="float">
            <text:p>0,0002966667</text:p>
          </table:table-cell>
          <table:table-cell/>
          <table:table-cell table:formula="of:=[.$B$1]*[.$G$2]/[.G6]" office:value-type="float" office:value="0.00118666666666667" calcext:value-type="float">
            <text:p>0,0011866667</text:p>
          </table:table-cell>
          <table:table-cell table:formula="of:=[.$B$1]*[.$G$2]/[.H6]" office:value-type="float" office:value="0.000296666666666667" calcext:value-type="float">
            <text:p>0,0002966667</text:p>
          </table:table-cell>
          <table:table-cell table:formula="of:=[.$B$1]*[.$G$2]/[.I6]" office:value-type="float" office:value="0.0002225" calcext:value-type="float">
            <text:p>0,0002225</text:p>
          </table:table-cell>
        </table:table-row>
        <table:table-row table:style-name="ro1">
          <table:table-cell office:value-type="string" calcext:value-type="string">
            <text:p>Spannungsfall Entladen</text:p>
          </table:table-cell>
          <table:table-cell table:style-name="ce1" table:formula="of:=[.$B$3]*[.B7]" office:value-type="float" office:value="-0.089" calcext:value-type="float">
            <text:p>-0,089 V</text:p>
          </table:table-cell>
          <table:table-cell table:style-name="ce1" table:formula="of:=[.$B$3]*[.C7]" office:value-type="float" office:value="-0.055625" calcext:value-type="float">
            <text:p>-0,056 V</text:p>
          </table:table-cell>
          <table:table-cell table:style-name="ce1" table:formula="of:=[.$B$3]*[.D7]" office:value-type="float" office:value="-0.0445" calcext:value-type="float">
            <text:p>-0,045 V</text:p>
          </table:table-cell>
          <table:table-cell table:style-name="ce1" table:formula="of:=[.$B$3]*[.E7]" office:value-type="float" office:value="-0.0296666666666667" calcext:value-type="float">
            <text:p>-0,030 V</text:p>
          </table:table-cell>
          <table:table-cell/>
          <table:table-cell table:formula="of:=[.$G$3]*[.G7]" office:value-type="float" office:value="0.0178" calcext:value-type="float">
            <text:p>0,0178</text:p>
          </table:table-cell>
          <table:table-cell table:formula="of:=[.$G$3]*[.H7]" office:value-type="float" office:value="0.00445" calcext:value-type="float">
            <text:p>0,00445</text:p>
          </table:table-cell>
          <table:table-cell table:formula="of:=[.$G$3]*[.I7]" office:value-type="float" office:value="0.0033375" calcext:value-type="float">
            <text:p>0,0033375</text:p>
          </table:table-cell>
        </table:table-row>
        <table:table-row table:style-name="ro1">
          <table:table-cell office:value-type="string" calcext:value-type="string">
            <text:p>Spannungsfall Laden</text:p>
          </table:table-cell>
          <table:table-cell table:style-name="ce1" table:formula="of:=[.$B$4]*[.B7]" office:value-type="float" office:value="0.0267" calcext:value-type="float">
            <text:p>0,027 V</text:p>
          </table:table-cell>
          <table:table-cell table:style-name="ce1" table:formula="of:=[.$B$4]*[.C7]" office:value-type="float" office:value="0.0166875" calcext:value-type="float">
            <text:p>0,017 V</text:p>
          </table:table-cell>
          <table:table-cell table:style-name="ce1" table:formula="of:=[.$B$4]*[.D7]" office:value-type="float" office:value="0.01335" calcext:value-type="float">
            <text:p>0,013 V</text:p>
          </table:table-cell>
          <table:table-cell table:style-name="ce1" table:formula="of:=[.$B$4]*[.E7]" office:value-type="float" office:value="0.0089" calcext:value-type="float">
            <text:p>0,009 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nnungsbereich</text:p>
          </table:table-cell>
          <table:table-cell table:style-name="ce1" table:formula="of:=[.B9]-[.B8]" office:value-type="float" office:value="0.1157" calcext:value-type="float">
            <text:p>0,116 V</text:p>
          </table:table-cell>
          <table:table-cell table:style-name="ce1" table:formula="of:=[.C9]-[.C8]" office:value-type="float" office:value="0.0723125" calcext:value-type="float">
            <text:p>0,072 V</text:p>
          </table:table-cell>
          <table:table-cell table:style-name="ce1" table:formula="of:=[.D9]-[.D8]" office:value-type="float" office:value="0.05785" calcext:value-type="float">
            <text:p>0,058 V</text:p>
          </table:table-cell>
          <table:table-cell table:style-name="ce1" table:formula="of:=[.E9]-[.E8]" office:value-type="float" office:value="0.0385666666666667" calcext:value-type="float">
            <text:p>0,039 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C 20x Gain</text:p>
          </table:table-cell>
          <table:table-cell table:style-name="ce1" table:formula="of:=[.B10]*20" office:value-type="float" office:value="2.314" calcext:value-type="float">
            <text:p>2,314 V</text:p>
          </table:table-cell>
          <table:table-cell table:style-name="ce1" table:formula="of:=[.C10]*20" office:value-type="float" office:value="1.44625" calcext:value-type="float">
            <text:p>1,446 V</text:p>
          </table:table-cell>
          <table:table-cell table:style-name="ce1" table:formula="of:=[.D10]*20" office:value-type="float" office:value="1.157" calcext:value-type="float">
            <text:p>1,157 V</text:p>
          </table:table-cell>
          <table:table-cell table:style-name="ce1" table:formula="of:=[.E10]*20" office:value-type="float" office:value="0.771333333333333" calcext:value-type="float">
            <text:p>0,771 V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20mm² gewählt, weil kleine Spannungsdiff und noch ausreichend genug für 20x Gain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Vref</text:p>
          </table:table-cell>
          <table:table-cell table:style-name="ce1" office:value-type="float" office:value="2.4" calcext:value-type="float">
            <text:p>2,400 V</text:p>
          </table:table-cell>
          <table:table-cell office:value-type="string" calcext:value-type="string">
            <text:p>2,4V – 2,9V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iederstand (xR/R)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pannungsfall</text:p>
          </table:table-cell>
          <table:table-cell table:style-name="ce2" office:value-type="string" calcext:value-type="string" table:number-columns-spanned="7" table:number-rows-spanned="1">
            <text:p>ADC Eingangsspannung</text:p>
          </table:table-cell>
          <table:covered-table-cell table:number-columns-repeated="6"/>
          <table:table-cell/>
        </table:table-row>
        <table:table-row table:style-name="ro1">
          <table:table-cell table:style-name="ce1" office:value-type="float" office:value="-0.09" calcext:value-type="float">
            <text:p>-0,090 V</text:p>
          </table:table-cell>
          <table:table-cell table:style-name="ce1" table:formula="of:=([.$B$20]-[.A24])/(1+[.$B$22])+[.A24]" office:value-type="float" office:value="0.136363636363636" calcext:value-type="float">
            <text:p>0,136 V</text:p>
          </table:table-cell>
          <table:table-cell table:style-name="ce1" table:formula="of:=([.$B$20]-[.A24])/(1+[.$C$22])+[.A24]" office:value-type="float" office:value="0.0285714285714286" calcext:value-type="float">
            <text:p>0,029 V</text:p>
          </table:table-cell>
          <table:table-cell table:style-name="ce1" table:formula="of:=([.$B$20]-[.A24])/(1+[.$D$22])+[.A24]" office:value-type="float" office:value="0.00576923076923076" calcext:value-type="float">
            <text:p>0,006 V</text:p>
          </table:table-cell>
          <table:table-cell table:style-name="ce1" table:formula="of:=([.$B$20]-[.A24])/(1+[.$E$22])+[.A24]" office:value-type="float" office:value="0.00222222222222222" calcext:value-type="float">
            <text:p>0,002 V</text:p>
          </table:table-cell>
          <table:table-cell table:style-name="ce1" table:formula="of:=([.$B$20]-[.A24])/(1+[.$F$22])+[.A24]" office:value-type="float" office:value="-0.00107142857142857" calcext:value-type="float">
            <text:p>-0,001 V</text:p>
          </table:table-cell>
          <table:table-cell table:style-name="ce1" table:formula="of:=([.$B$20]-[.A24])/(1+[.$G$22])+[.A24]" office:value-type="float" office:value="-0.00967741935483872" calcext:value-type="float">
            <text:p>-0,010 V</text:p>
          </table:table-cell>
          <table:table-cell table:style-name="ce1" table:formula="of:=([.$B$20]-[.A24])/(1+[.$H$22])+[.A24]" office:value-type="float" office:value="-0.0292682926829268" calcext:value-type="float">
            <text:p>-0,029 V</text:p>
          </table:table-cell>
          <table:table-cell/>
        </table:table-row>
        <table:table-row table:style-name="ro1">
          <table:table-cell table:style-name="ce1" office:value-type="float" office:value="-0.085" calcext:value-type="float">
            <text:p>-0,085 V</text:p>
          </table:table-cell>
          <table:table-cell table:style-name="ce1" table:formula="of:=([.$B$20]-[.A25])/(1+[.$B$22])+[.A25]" office:value-type="float" office:value="0.140909090909091" calcext:value-type="float">
            <text:p>0,141 V</text:p>
          </table:table-cell>
          <table:table-cell table:style-name="ce1" table:formula="of:=([.$B$20]-[.A25])/(1+[.$C$22])+[.A25]" office:value-type="float" office:value="0.0333333333333333" calcext:value-type="float">
            <text:p>0,033 V</text:p>
          </table:table-cell>
          <table:table-cell table:style-name="ce1" table:formula="of:=([.$B$20]-[.A25])/(1+[.$D$22])+[.A25]" office:value-type="float" office:value="0.0105769230769231" calcext:value-type="float">
            <text:p>0,011 V</text:p>
          </table:table-cell>
          <table:table-cell table:style-name="ce1" table:formula="of:=([.$B$20]-[.A25])/(1+[.$E$22])+[.A25]" office:value-type="float" office:value="0.00703703703703702" calcext:value-type="float">
            <text:p>0,007 V</text:p>
          </table:table-cell>
          <table:table-cell table:style-name="ce1" table:formula="of:=([.$B$20]-[.A25])/(1+[.$F$22])+[.A25]" office:value-type="float" office:value="0.00374999999999999" calcext:value-type="float">
            <text:p>0,004 V</text:p>
          </table:table-cell>
          <table:table-cell table:style-name="ce1" table:formula="of:=([.$B$20]-[.A25])/(1+[.$G$22])+[.A25]" office:value-type="float" office:value="-0.00483870967741937" calcext:value-type="float">
            <text:p>-0,005 V</text:p>
          </table:table-cell>
          <table:table-cell table:style-name="ce1" table:formula="of:=([.$B$20]-[.A25])/(1+[.$H$22])+[.A25]" office:value-type="float" office:value="-0.024390243902439" calcext:value-type="float">
            <text:p>-0,024 V</text:p>
          </table:table-cell>
          <table:table-cell/>
        </table:table-row>
        <table:table-row table:style-name="ro1">
          <table:table-cell table:style-name="ce1" office:value-type="float" office:value="-0.08" calcext:value-type="float">
            <text:p>-0,080 V</text:p>
          </table:table-cell>
          <table:table-cell table:style-name="ce1" table:formula="of:=([.$B$20]-[.A26])/(1+[.$B$22])+[.A26]" office:value-type="float" office:value="0.145454545454545" calcext:value-type="float">
            <text:p>0,145 V</text:p>
          </table:table-cell>
          <table:table-cell table:style-name="ce1" table:formula="of:=([.$B$20]-[.A26])/(1+[.$C$22])+[.A26]" office:value-type="float" office:value="0.0380952380952381" calcext:value-type="float">
            <text:p>0,038 V</text:p>
          </table:table-cell>
          <table:table-cell table:style-name="ce1" table:formula="of:=([.$B$20]-[.A26])/(1+[.$D$22])+[.A26]" office:value-type="float" office:value="0.0153846153846154" calcext:value-type="float">
            <text:p>0,015 V</text:p>
          </table:table-cell>
          <table:table-cell table:style-name="ce1" table:formula="of:=([.$B$20]-[.A26])/(1+[.$E$22])+[.A26]" office:value-type="float" office:value="0.0118518518518519" calcext:value-type="float">
            <text:p>0,012 V</text:p>
          </table:table-cell>
          <table:table-cell table:style-name="ce1" table:formula="of:=([.$B$20]-[.A26])/(1+[.$F$22])+[.A26]" office:value-type="float" office:value="0.00857142857142856" calcext:value-type="float">
            <text:p>0,009 V</text:p>
          </table:table-cell>
          <table:table-cell table:style-name="ce1" table:formula="of:=([.$B$20]-[.A26])/(1+[.$G$22])+[.A26]" office:value-type="float" office:value="0" calcext:value-type="float">
            <text:p>0,000 V</text:p>
          </table:table-cell>
          <table:table-cell table:style-name="ce1" table:formula="of:=([.$B$20]-[.A26])/(1+[.$H$22])+[.A26]" office:value-type="float" office:value="-0.0195121951219512" calcext:value-type="float">
            <text:p>-0,020 V</text:p>
          </table:table-cell>
          <table:table-cell/>
        </table:table-row>
        <table:table-row table:style-name="ro1">
          <table:table-cell table:style-name="ce1" office:value-type="float" office:value="-0.075" calcext:value-type="float">
            <text:p>-0,075 V</text:p>
          </table:table-cell>
          <table:table-cell table:style-name="ce1" table:formula="of:=([.$B$20]-[.A27])/(1+[.$B$22])+[.A27]" office:value-type="float" office:value="0.15" calcext:value-type="float">
            <text:p>0,150 V</text:p>
          </table:table-cell>
          <table:table-cell table:style-name="ce1" table:formula="of:=([.$B$20]-[.A27])/(1+[.$C$22])+[.A27]" office:value-type="float" office:value="0.0428571428571429" calcext:value-type="float">
            <text:p>0,043 V</text:p>
          </table:table-cell>
          <table:table-cell table:style-name="ce1" table:formula="of:=([.$B$20]-[.A27])/(1+[.$D$22])+[.A27]" office:value-type="float" office:value="0.0201923076923077" calcext:value-type="float">
            <text:p>0,020 V</text:p>
          </table:table-cell>
          <table:table-cell table:style-name="ce1" table:formula="of:=([.$B$20]-[.A27])/(1+[.$E$22])+[.A27]" office:value-type="float" office:value="0.0166666666666667" calcext:value-type="float">
            <text:p>0,017 V</text:p>
          </table:table-cell>
          <table:table-cell table:style-name="ce1" table:formula="of:=([.$B$20]-[.A27])/(1+[.$F$22])+[.A27]" office:value-type="float" office:value="0.0133928571428572" calcext:value-type="float">
            <text:p>0,013 V</text:p>
          </table:table-cell>
          <table:table-cell table:style-name="ce1" table:formula="of:=([.$B$20]-[.A27])/(1+[.$G$22])+[.A27]" office:value-type="float" office:value="0.00483870967741937" calcext:value-type="float">
            <text:p>0,005 V</text:p>
          </table:table-cell>
          <table:table-cell table:style-name="ce1" table:formula="of:=([.$B$20]-[.A27])/(1+[.$H$22])+[.A27]" office:value-type="float" office:value="-0.0146341463414634" calcext:value-type="float">
            <text:p>-0,015 V</text:p>
          </table:table-cell>
          <table:table-cell/>
        </table:table-row>
        <table:table-row table:style-name="ro1">
          <table:table-cell table:style-name="ce1" office:value-type="float" office:value="-0.07" calcext:value-type="float">
            <text:p>-0,070 V</text:p>
          </table:table-cell>
          <table:table-cell table:style-name="ce1" table:formula="of:=([.$B$20]-[.A28])/(1+[.$B$22])+[.A28]" office:value-type="float" office:value="0.154545454545455" calcext:value-type="float">
            <text:p>0,155 V</text:p>
          </table:table-cell>
          <table:table-cell table:style-name="ce1" table:formula="of:=([.$B$20]-[.A28])/(1+[.$C$22])+[.A28]" office:value-type="float" office:value="0.0476190476190476" calcext:value-type="float">
            <text:p>0,048 V</text:p>
          </table:table-cell>
          <table:table-cell table:style-name="ce1" table:formula="of:=([.$B$20]-[.A28])/(1+[.$D$22])+[.A28]" office:value-type="float" office:value="0.025" calcext:value-type="float">
            <text:p>0,025 V</text:p>
          </table:table-cell>
          <table:table-cell table:style-name="ce1" table:formula="of:=([.$B$20]-[.A28])/(1+[.$E$22])+[.A28]" office:value-type="float" office:value="0.0214814814814815" calcext:value-type="float">
            <text:p>0,021 V</text:p>
          </table:table-cell>
          <table:table-cell table:style-name="ce1" table:formula="of:=([.$B$20]-[.A28])/(1+[.$F$22])+[.A28]" office:value-type="float" office:value="0.0182142857142857" calcext:value-type="float">
            <text:p>0,018 V</text:p>
          </table:table-cell>
          <table:table-cell table:style-name="ce1" table:formula="of:=([.$B$20]-[.A28])/(1+[.$G$22])+[.A28]" office:value-type="float" office:value="0.00967741935483869" calcext:value-type="float">
            <text:p>0,010 V</text:p>
          </table:table-cell>
          <table:table-cell table:style-name="ce1" table:formula="of:=([.$B$20]-[.A28])/(1+[.$H$22])+[.A28]" office:value-type="float" office:value="-0.00975609756097563" calcext:value-type="float">
            <text:p>-0,010 V</text:p>
          </table:table-cell>
          <table:table-cell/>
        </table:table-row>
        <table:table-row table:style-name="ro1">
          <table:table-cell table:style-name="ce1" office:value-type="float" office:value="-0.065" calcext:value-type="float">
            <text:p>-0,065 V</text:p>
          </table:table-cell>
          <table:table-cell table:style-name="ce1" table:formula="of:=([.$B$20]-[.A29])/(1+[.$B$22])+[.A29]" office:value-type="float" office:value="0.159090909090909" calcext:value-type="float">
            <text:p>0,159 V</text:p>
          </table:table-cell>
          <table:table-cell table:style-name="ce1" table:formula="of:=([.$B$20]-[.A29])/(1+[.$C$22])+[.A29]" office:value-type="float" office:value="0.0523809523809524" calcext:value-type="float">
            <text:p>0,052 V</text:p>
          </table:table-cell>
          <table:table-cell table:style-name="ce1" table:formula="of:=([.$B$20]-[.A29])/(1+[.$D$22])+[.A29]" office:value-type="float" office:value="0.0298076923076923" calcext:value-type="float">
            <text:p>0,030 V</text:p>
          </table:table-cell>
          <table:table-cell table:style-name="ce1" table:formula="of:=([.$B$20]-[.A29])/(1+[.$E$22])+[.A29]" office:value-type="float" office:value="0.0262962962962963" calcext:value-type="float">
            <text:p>0,026 V</text:p>
          </table:table-cell>
          <table:table-cell table:style-name="ce1" table:formula="of:=([.$B$20]-[.A29])/(1+[.$F$22])+[.A29]" office:value-type="float" office:value="0.0230357142857143" calcext:value-type="float">
            <text:p>0,023 V</text:p>
          </table:table-cell>
          <table:table-cell table:style-name="ce1" table:formula="of:=([.$B$20]-[.A29])/(1+[.$G$22])+[.A29]" office:value-type="float" office:value="0.0145161290322581" calcext:value-type="float">
            <text:p>0,015 V</text:p>
          </table:table-cell>
          <table:table-cell table:style-name="ce1" table:formula="of:=([.$B$20]-[.A29])/(1+[.$H$22])+[.A29]" office:value-type="float" office:value="-0.00487804878048781" calcext:value-type="float">
            <text:p>-0,005 V</text:p>
          </table:table-cell>
          <table:table-cell/>
        </table:table-row>
        <table:table-row table:style-name="ro1">
          <table:table-cell table:style-name="ce1" office:value-type="float" office:value="-0.0600000000000001" calcext:value-type="float">
            <text:p>-0,060 V</text:p>
          </table:table-cell>
          <table:table-cell table:style-name="ce1" table:formula="of:=([.$B$20]-[.A30])/(1+[.$B$22])+[.A30]" office:value-type="float" office:value="0.163636363636364" calcext:value-type="float">
            <text:p>0,164 V</text:p>
          </table:table-cell>
          <table:table-cell table:style-name="ce1" table:formula="of:=([.$B$20]-[.A30])/(1+[.$C$22])+[.A30]" office:value-type="float" office:value="0.057142857142857" calcext:value-type="float">
            <text:p>0,057 V</text:p>
          </table:table-cell>
          <table:table-cell table:style-name="ce1" table:formula="of:=([.$B$20]-[.A30])/(1+[.$D$22])+[.A30]" office:value-type="float" office:value="0.0346153846153845" calcext:value-type="float">
            <text:p>0,035 V</text:p>
          </table:table-cell>
          <table:table-cell table:style-name="ce1" table:formula="of:=([.$B$20]-[.A30])/(1+[.$E$22])+[.A30]" office:value-type="float" office:value="0.031111111111111" calcext:value-type="float">
            <text:p>0,031 V</text:p>
          </table:table-cell>
          <table:table-cell table:style-name="ce1" table:formula="of:=([.$B$20]-[.A30])/(1+[.$F$22])+[.A30]" office:value-type="float" office:value="0.0278571428571428" calcext:value-type="float">
            <text:p>0,028 V</text:p>
          </table:table-cell>
          <table:table-cell table:style-name="ce1" table:formula="of:=([.$B$20]-[.A30])/(1+[.$G$22])+[.A30]" office:value-type="float" office:value="0.0193548387096773" calcext:value-type="float">
            <text:p>0,019 V</text:p>
          </table:table-cell>
          <table:table-cell table:style-name="ce1" table:formula="of:=([.$B$20]-[.A30])/(1+[.$H$22])+[.A30]" office:value-type="float" office:value="0" calcext:value-type="float">
            <text:p>0,000 V</text:p>
          </table:table-cell>
          <table:table-cell/>
        </table:table-row>
        <table:table-row table:style-name="ro1">
          <table:table-cell table:style-name="ce1" office:value-type="float" office:value="-0.0550000000000001" calcext:value-type="float">
            <text:p>-0,055 V</text:p>
          </table:table-cell>
          <table:table-cell table:style-name="ce1" table:formula="of:=([.$B$20]-[.A31])/(1+[.$B$22])+[.A31]" office:value-type="float" office:value="0.168181818181818" calcext:value-type="float">
            <text:p>0,168 V</text:p>
          </table:table-cell>
          <table:table-cell table:style-name="ce1" table:formula="of:=([.$B$20]-[.A31])/(1+[.$C$22])+[.A31]" office:value-type="float" office:value="0.0619047619047618" calcext:value-type="float">
            <text:p>0,062 V</text:p>
          </table:table-cell>
          <table:table-cell table:style-name="ce1" table:formula="of:=([.$B$20]-[.A31])/(1+[.$D$22])+[.A31]" office:value-type="float" office:value="0.0394230769230768" calcext:value-type="float">
            <text:p>0,039 V</text:p>
          </table:table-cell>
          <table:table-cell table:style-name="ce1" table:formula="of:=([.$B$20]-[.A31])/(1+[.$E$22])+[.A31]" office:value-type="float" office:value="0.0359259259259258" calcext:value-type="float">
            <text:p>0,036 V</text:p>
          </table:table-cell>
          <table:table-cell table:style-name="ce1" table:formula="of:=([.$B$20]-[.A31])/(1+[.$F$22])+[.A31]" office:value-type="float" office:value="0.0326785714285713" calcext:value-type="float">
            <text:p>0,033 V</text:p>
          </table:table-cell>
          <table:table-cell table:style-name="ce1" table:formula="of:=([.$B$20]-[.A31])/(1+[.$G$22])+[.A31]" office:value-type="float" office:value="0.0241935483870967" calcext:value-type="float">
            <text:p>0,024 V</text:p>
          </table:table-cell>
          <table:table-cell table:style-name="ce1" table:formula="of:=([.$B$20]-[.A31])/(1+[.$H$22])+[.A31]" office:value-type="float" office:value="0.00487804878048771" calcext:value-type="float">
            <text:p>0,005 V</text:p>
          </table:table-cell>
          <table:table-cell/>
        </table:table-row>
        <table:table-row table:style-name="ro1">
          <table:table-cell table:style-name="ce1" office:value-type="float" office:value="-0.0500000000000001" calcext:value-type="float">
            <text:p>-0,050 V</text:p>
          </table:table-cell>
          <table:table-cell table:style-name="ce1" table:formula="of:=([.$B$20]-[.A32])/(1+[.$B$22])+[.A32]" office:value-type="float" office:value="0.172727272727273" calcext:value-type="float">
            <text:p>0,173 V</text:p>
          </table:table-cell>
          <table:table-cell table:style-name="ce1" table:formula="of:=([.$B$20]-[.A32])/(1+[.$C$22])+[.A32]" office:value-type="float" office:value="0.0666666666666666" calcext:value-type="float">
            <text:p>0,067 V</text:p>
          </table:table-cell>
          <table:table-cell table:style-name="ce1" table:formula="of:=([.$B$20]-[.A32])/(1+[.$D$22])+[.A32]" office:value-type="float" office:value="0.0442307692307691" calcext:value-type="float">
            <text:p>0,044 V</text:p>
          </table:table-cell>
          <table:table-cell table:style-name="ce1" table:formula="of:=([.$B$20]-[.A32])/(1+[.$E$22])+[.A32]" office:value-type="float" office:value="0.0407407407407406" calcext:value-type="float">
            <text:p>0,041 V</text:p>
          </table:table-cell>
          <table:table-cell table:style-name="ce1" table:formula="of:=([.$B$20]-[.A32])/(1+[.$F$22])+[.A32]" office:value-type="float" office:value="0.0374999999999999" calcext:value-type="float">
            <text:p>0,037 V</text:p>
          </table:table-cell>
          <table:table-cell table:style-name="ce1" table:formula="of:=([.$B$20]-[.A32])/(1+[.$G$22])+[.A32]" office:value-type="float" office:value="0.029032258064516" calcext:value-type="float">
            <text:p>0,029 V</text:p>
          </table:table-cell>
          <table:table-cell table:style-name="ce1" table:formula="of:=([.$B$20]-[.A32])/(1+[.$H$22])+[.A32]" office:value-type="float" office:value="0.00975609756097551" calcext:value-type="float">
            <text:p>0,010 V</text:p>
          </table:table-cell>
          <table:table-cell/>
        </table:table-row>
        <table:table-row table:style-name="ro1">
          <table:table-cell table:style-name="ce1" office:value-type="float" office:value="-0.0450000000000001" calcext:value-type="float">
            <text:p>-0,045 V</text:p>
          </table:table-cell>
          <table:table-cell table:style-name="ce1" table:formula="of:=([.$B$20]-[.A33])/(1+[.$B$22])+[.A33]" office:value-type="float" office:value="0.177272727272727" calcext:value-type="float">
            <text:p>0,177 V</text:p>
          </table:table-cell>
          <table:table-cell table:style-name="ce1" table:formula="of:=([.$B$20]-[.A33])/(1+[.$C$22])+[.A33]" office:value-type="float" office:value="0.0714285714285713" calcext:value-type="float">
            <text:p>0,071 V</text:p>
          </table:table-cell>
          <table:table-cell table:style-name="ce1" table:formula="of:=([.$B$20]-[.A33])/(1+[.$D$22])+[.A33]" office:value-type="float" office:value="0.0490384615384614" calcext:value-type="float">
            <text:p>0,049 V</text:p>
          </table:table-cell>
          <table:table-cell table:style-name="ce1" table:formula="of:=([.$B$20]-[.A33])/(1+[.$E$22])+[.A33]" office:value-type="float" office:value="0.0455555555555555" calcext:value-type="float">
            <text:p>0,046 V</text:p>
          </table:table-cell>
          <table:table-cell table:style-name="ce1" table:formula="of:=([.$B$20]-[.A33])/(1+[.$F$22])+[.A33]" office:value-type="float" office:value="0.0423214285714285" calcext:value-type="float">
            <text:p>0,042 V</text:p>
          </table:table-cell>
          <table:table-cell table:style-name="ce1" table:formula="of:=([.$B$20]-[.A33])/(1+[.$G$22])+[.A33]" office:value-type="float" office:value="0.0338709677419354" calcext:value-type="float">
            <text:p>0,034 V</text:p>
          </table:table-cell>
          <table:table-cell table:style-name="ce1" table:formula="of:=([.$B$20]-[.A33])/(1+[.$H$22])+[.A33]" office:value-type="float" office:value="0.0146341463414633" calcext:value-type="float">
            <text:p>0,015 V</text:p>
          </table:table-cell>
          <table:table-cell/>
        </table:table-row>
        <table:table-row table:style-name="ro1">
          <table:table-cell table:style-name="ce1" office:value-type="float" office:value="-0.0400000000000001" calcext:value-type="float">
            <text:p>-0,040 V</text:p>
          </table:table-cell>
          <table:table-cell table:style-name="ce1" table:formula="of:=([.$B$20]-[.A34])/(1+[.$B$22])+[.A34]" office:value-type="float" office:value="0.181818181818182" calcext:value-type="float">
            <text:p>0,182 V</text:p>
          </table:table-cell>
          <table:table-cell table:style-name="ce1" table:formula="of:=([.$B$20]-[.A34])/(1+[.$C$22])+[.A34]" office:value-type="float" office:value="0.0761904761904761" calcext:value-type="float">
            <text:p>0,076 V</text:p>
          </table:table-cell>
          <table:table-cell table:style-name="ce1" table:formula="of:=([.$B$20]-[.A34])/(1+[.$D$22])+[.A34]" office:value-type="float" office:value="0.0538461538461537" calcext:value-type="float">
            <text:p>0,054 V</text:p>
          </table:table-cell>
          <table:table-cell table:style-name="ce1" table:formula="of:=([.$B$20]-[.A34])/(1+[.$E$22])+[.A34]" office:value-type="float" office:value="0.0503703703703703" calcext:value-type="float">
            <text:p>0,050 V</text:p>
          </table:table-cell>
          <table:table-cell table:style-name="ce1" table:formula="of:=([.$B$20]-[.A34])/(1+[.$F$22])+[.A34]" office:value-type="float" office:value="0.047142857142857" calcext:value-type="float">
            <text:p>0,047 V</text:p>
          </table:table-cell>
          <table:table-cell table:style-name="ce1" table:formula="of:=([.$B$20]-[.A34])/(1+[.$G$22])+[.A34]" office:value-type="float" office:value="0.0387096774193547" calcext:value-type="float">
            <text:p>0,039 V</text:p>
          </table:table-cell>
          <table:table-cell table:style-name="ce1" table:formula="of:=([.$B$20]-[.A34])/(1+[.$H$22])+[.A34]" office:value-type="float" office:value="0.0195121951219511" calcext:value-type="float">
            <text:p>0,020 V</text:p>
          </table:table-cell>
          <table:table-cell/>
        </table:table-row>
        <table:table-row table:style-name="ro1">
          <table:table-cell table:style-name="ce1" office:value-type="float" office:value="-0.0350000000000001" calcext:value-type="float">
            <text:p>-0,035 V</text:p>
          </table:table-cell>
          <table:table-cell table:style-name="ce1" table:formula="of:=([.$B$20]-[.A35])/(1+[.$B$22])+[.A35]" office:value-type="float" office:value="0.186363636363636" calcext:value-type="float">
            <text:p>0,186 V</text:p>
          </table:table-cell>
          <table:table-cell table:style-name="ce1" table:formula="of:=([.$B$20]-[.A35])/(1+[.$C$22])+[.A35]" office:value-type="float" office:value="0.0809523809523809" calcext:value-type="float">
            <text:p>0,081 V</text:p>
          </table:table-cell>
          <table:table-cell table:style-name="ce1" table:formula="of:=([.$B$20]-[.A35])/(1+[.$D$22])+[.A35]" office:value-type="float" office:value="0.0586538461538461" calcext:value-type="float">
            <text:p>0,059 V</text:p>
          </table:table-cell>
          <table:table-cell table:style-name="ce1" table:formula="of:=([.$B$20]-[.A35])/(1+[.$E$22])+[.A35]" office:value-type="float" office:value="0.0551851851851851" calcext:value-type="float">
            <text:p>0,055 V</text:p>
          </table:table-cell>
          <table:table-cell table:style-name="ce1" table:formula="of:=([.$B$20]-[.A35])/(1+[.$F$22])+[.A35]" office:value-type="float" office:value="0.0519642857142856" calcext:value-type="float">
            <text:p>0,052 V</text:p>
          </table:table-cell>
          <table:table-cell table:style-name="ce1" table:formula="of:=([.$B$20]-[.A35])/(1+[.$G$22])+[.A35]" office:value-type="float" office:value="0.0435483870967741" calcext:value-type="float">
            <text:p>0,044 V</text:p>
          </table:table-cell>
          <table:table-cell table:style-name="ce1" table:formula="of:=([.$B$20]-[.A35])/(1+[.$H$22])+[.A35]" office:value-type="float" office:value="0.0243902439024389" calcext:value-type="float">
            <text:p>0,024 V</text:p>
          </table:table-cell>
          <table:table-cell/>
        </table:table-row>
        <table:table-row table:style-name="ro1">
          <table:table-cell table:style-name="ce1" office:value-type="float" office:value="-0.0300000000000001" calcext:value-type="float">
            <text:p>-0,030 V</text:p>
          </table:table-cell>
          <table:table-cell table:style-name="ce1" table:formula="of:=([.$B$20]-[.A36])/(1+[.$B$22])+[.A36]" office:value-type="float" office:value="0.190909090909091" calcext:value-type="float">
            <text:p>0,191 V</text:p>
          </table:table-cell>
          <table:table-cell table:style-name="ce1" table:formula="of:=([.$B$20]-[.A36])/(1+[.$C$22])+[.A36]" office:value-type="float" office:value="0.0857142857142856" calcext:value-type="float">
            <text:p>0,086 V</text:p>
          </table:table-cell>
          <table:table-cell table:style-name="ce1" table:formula="of:=([.$B$20]-[.A36])/(1+[.$D$22])+[.A36]" office:value-type="float" office:value="0.0634615384615384" calcext:value-type="float">
            <text:p>0,063 V</text:p>
          </table:table-cell>
          <table:table-cell table:style-name="ce1" table:formula="of:=([.$B$20]-[.A36])/(1+[.$E$22])+[.A36]" office:value-type="float" office:value="0.0599999999999999" calcext:value-type="float">
            <text:p>0,060 V</text:p>
          </table:table-cell>
          <table:table-cell table:style-name="ce1" table:formula="of:=([.$B$20]-[.A36])/(1+[.$F$22])+[.A36]" office:value-type="float" office:value="0.0567857142857142" calcext:value-type="float">
            <text:p>0,057 V</text:p>
          </table:table-cell>
          <table:table-cell table:style-name="ce1" table:formula="of:=([.$B$20]-[.A36])/(1+[.$G$22])+[.A36]" office:value-type="float" office:value="0.0483870967741935" calcext:value-type="float">
            <text:p>0,048 V</text:p>
          </table:table-cell>
          <table:table-cell table:style-name="ce1" table:formula="of:=([.$B$20]-[.A36])/(1+[.$H$22])+[.A36]" office:value-type="float" office:value="0.0292682926829267" calcext:value-type="float">
            <text:p>0,029 V</text:p>
          </table:table-cell>
          <table:table-cell/>
        </table:table-row>
        <table:table-row table:style-name="ro1">
          <table:table-cell table:style-name="ce1" office:value-type="float" office:value="-0.0250000000000001" calcext:value-type="float">
            <text:p>-0,025 V</text:p>
          </table:table-cell>
          <table:table-cell table:style-name="ce1" table:formula="of:=([.$B$20]-[.A37])/(1+[.$B$22])+[.A37]" office:value-type="float" office:value="0.195454545454545" calcext:value-type="float">
            <text:p>0,195 V</text:p>
          </table:table-cell>
          <table:table-cell table:style-name="ce1" table:formula="of:=([.$B$20]-[.A37])/(1+[.$C$22])+[.A37]" office:value-type="float" office:value="0.0904761904761904" calcext:value-type="float">
            <text:p>0,090 V</text:p>
          </table:table-cell>
          <table:table-cell table:style-name="ce1" table:formula="of:=([.$B$20]-[.A37])/(1+[.$D$22])+[.A37]" office:value-type="float" office:value="0.0682692307692307" calcext:value-type="float">
            <text:p>0,068 V</text:p>
          </table:table-cell>
          <table:table-cell table:style-name="ce1" table:formula="of:=([.$B$20]-[.A37])/(1+[.$E$22])+[.A37]" office:value-type="float" office:value="0.0648148148148147" calcext:value-type="float">
            <text:p>0,065 V</text:p>
          </table:table-cell>
          <table:table-cell table:style-name="ce1" table:formula="of:=([.$B$20]-[.A37])/(1+[.$F$22])+[.A37]" office:value-type="float" office:value="0.0616071428571428" calcext:value-type="float">
            <text:p>0,062 V</text:p>
          </table:table-cell>
          <table:table-cell table:style-name="ce1" table:formula="of:=([.$B$20]-[.A37])/(1+[.$G$22])+[.A37]" office:value-type="float" office:value="0.0532258064516128" calcext:value-type="float">
            <text:p>0,053 V</text:p>
          </table:table-cell>
          <table:table-cell table:style-name="ce1" table:formula="of:=([.$B$20]-[.A37])/(1+[.$H$22])+[.A37]" office:value-type="float" office:value="0.0341463414634145" calcext:value-type="float">
            <text:p>0,034 V</text:p>
          </table:table-cell>
          <table:table-cell/>
        </table:table-row>
        <table:table-row table:style-name="ro1">
          <table:table-cell table:style-name="ce1" office:value-type="float" office:value="-0.0200000000000001" calcext:value-type="float">
            <text:p>-0,020 V</text:p>
          </table:table-cell>
          <table:table-cell table:style-name="ce1" table:formula="of:=([.$B$20]-[.A38])/(1+[.$B$22])+[.A38]" office:value-type="float" office:value="0.2" calcext:value-type="float">
            <text:p>0,200 V</text:p>
          </table:table-cell>
          <table:table-cell table:style-name="ce1" table:formula="of:=([.$B$20]-[.A38])/(1+[.$C$22])+[.A38]" office:value-type="float" office:value="0.0952380952380951" calcext:value-type="float">
            <text:p>0,095 V</text:p>
          </table:table-cell>
          <table:table-cell table:style-name="ce1" table:formula="of:=([.$B$20]-[.A38])/(1+[.$D$22])+[.A38]" office:value-type="float" office:value="0.073076923076923" calcext:value-type="float">
            <text:p>0,073 V</text:p>
          </table:table-cell>
          <table:table-cell table:style-name="ce1" table:formula="of:=([.$B$20]-[.A38])/(1+[.$E$22])+[.A38]" office:value-type="float" office:value="0.0696296296296295" calcext:value-type="float">
            <text:p>0,070 V</text:p>
          </table:table-cell>
          <table:table-cell table:style-name="ce1" table:formula="of:=([.$B$20]-[.A38])/(1+[.$F$22])+[.A38]" office:value-type="float" office:value="0.0664285714285713" calcext:value-type="float">
            <text:p>0,066 V</text:p>
          </table:table-cell>
          <table:table-cell table:style-name="ce1" table:formula="of:=([.$B$20]-[.A38])/(1+[.$G$22])+[.A38]" office:value-type="float" office:value="0.0580645161290322" calcext:value-type="float">
            <text:p>0,058 V</text:p>
          </table:table-cell>
          <table:table-cell table:style-name="ce1" table:formula="of:=([.$B$20]-[.A38])/(1+[.$H$22])+[.A38]" office:value-type="float" office:value="0.0390243902439023" calcext:value-type="float">
            <text:p>0,039 V</text:p>
          </table:table-cell>
          <table:table-cell/>
        </table:table-row>
        <table:table-row table:style-name="ro1">
          <table:table-cell table:style-name="ce1" office:value-type="float" office:value="-0.0150000000000001" calcext:value-type="float">
            <text:p>-0,015 V</text:p>
          </table:table-cell>
          <table:table-cell table:style-name="ce1" table:formula="of:=([.$B$20]-[.A39])/(1+[.$B$22])+[.A39]" office:value-type="float" office:value="0.204545454545454" calcext:value-type="float">
            <text:p>0,205 V</text:p>
          </table:table-cell>
          <table:table-cell table:style-name="ce1" table:formula="of:=([.$B$20]-[.A39])/(1+[.$C$22])+[.A39]" office:value-type="float" office:value="0.0999999999999999" calcext:value-type="float">
            <text:p>0,100 V</text:p>
          </table:table-cell>
          <table:table-cell table:style-name="ce1" table:formula="of:=([.$B$20]-[.A39])/(1+[.$D$22])+[.A39]" office:value-type="float" office:value="0.0778846153846153" calcext:value-type="float">
            <text:p>0,078 V</text:p>
          </table:table-cell>
          <table:table-cell table:style-name="ce1" table:formula="of:=([.$B$20]-[.A39])/(1+[.$E$22])+[.A39]" office:value-type="float" office:value="0.0744444444444444" calcext:value-type="float">
            <text:p>0,074 V</text:p>
          </table:table-cell>
          <table:table-cell table:style-name="ce1" table:formula="of:=([.$B$20]-[.A39])/(1+[.$F$22])+[.A39]" office:value-type="float" office:value="0.0712499999999999" calcext:value-type="float">
            <text:p>0,071 V</text:p>
          </table:table-cell>
          <table:table-cell table:style-name="ce1" table:formula="of:=([.$B$20]-[.A39])/(1+[.$G$22])+[.A39]" office:value-type="float" office:value="0.0629032258064515" calcext:value-type="float">
            <text:p>0,063 V</text:p>
          </table:table-cell>
          <table:table-cell table:style-name="ce1" table:formula="of:=([.$B$20]-[.A39])/(1+[.$H$22])+[.A39]" office:value-type="float" office:value="0.0439024390243901" calcext:value-type="float">
            <text:p>0,044 V</text:p>
          </table:table-cell>
          <table:table-cell/>
        </table:table-row>
        <table:table-row table:style-name="ro1">
          <table:table-cell table:style-name="ce1" office:value-type="float" office:value="-0.0100000000000001" calcext:value-type="float">
            <text:p>-0,010 V</text:p>
          </table:table-cell>
          <table:table-cell table:style-name="ce1" table:formula="of:=([.$B$20]-[.A40])/(1+[.$B$22])+[.A40]" office:value-type="float" office:value="0.209090909090909" calcext:value-type="float">
            <text:p>0,209 V</text:p>
          </table:table-cell>
          <table:table-cell table:style-name="ce1" table:formula="of:=([.$B$20]-[.A40])/(1+[.$C$22])+[.A40]" office:value-type="float" office:value="0.104761904761905" calcext:value-type="float">
            <text:p>0,105 V</text:p>
          </table:table-cell>
          <table:table-cell table:style-name="ce1" table:formula="of:=([.$B$20]-[.A40])/(1+[.$D$22])+[.A40]" office:value-type="float" office:value="0.0826923076923076" calcext:value-type="float">
            <text:p>0,083 V</text:p>
          </table:table-cell>
          <table:table-cell table:style-name="ce1" table:formula="of:=([.$B$20]-[.A40])/(1+[.$E$22])+[.A40]" office:value-type="float" office:value="0.0792592592592592" calcext:value-type="float">
            <text:p>0,079 V</text:p>
          </table:table-cell>
          <table:table-cell table:style-name="ce1" table:formula="of:=([.$B$20]-[.A40])/(1+[.$F$22])+[.A40]" office:value-type="float" office:value="0.0760714285714285" calcext:value-type="float">
            <text:p>0,076 V</text:p>
          </table:table-cell>
          <table:table-cell table:style-name="ce1" table:formula="of:=([.$B$20]-[.A40])/(1+[.$G$22])+[.A40]" office:value-type="float" office:value="0.0677419354838709" calcext:value-type="float">
            <text:p>0,068 V</text:p>
          </table:table-cell>
          <table:table-cell table:style-name="ce1" table:formula="of:=([.$B$20]-[.A40])/(1+[.$H$22])+[.A40]" office:value-type="float" office:value="0.048780487804878" calcext:value-type="float">
            <text:p>0,049 V</text:p>
          </table:table-cell>
          <table:table-cell/>
        </table:table-row>
        <table:table-row table:style-name="ro1">
          <table:table-cell table:style-name="ce1" office:value-type="float" office:value="-0.00500000000000016" calcext:value-type="float">
            <text:p>-0,005 V</text:p>
          </table:table-cell>
          <table:table-cell table:style-name="ce1" table:formula="of:=([.$B$20]-[.A41])/(1+[.$B$22])+[.A41]" office:value-type="float" office:value="0.213636363636363" calcext:value-type="float">
            <text:p>0,214 V</text:p>
          </table:table-cell>
          <table:table-cell table:style-name="ce1" table:formula="of:=([.$B$20]-[.A41])/(1+[.$C$22])+[.A41]" office:value-type="float" office:value="0.109523809523809" calcext:value-type="float">
            <text:p>0,110 V</text:p>
          </table:table-cell>
          <table:table-cell table:style-name="ce1" table:formula="of:=([.$B$20]-[.A41])/(1+[.$D$22])+[.A41]" office:value-type="float" office:value="0.0874999999999999" calcext:value-type="float">
            <text:p>0,087 V</text:p>
          </table:table-cell>
          <table:table-cell table:style-name="ce1" table:formula="of:=([.$B$20]-[.A41])/(1+[.$E$22])+[.A41]" office:value-type="float" office:value="0.0840740740740739" calcext:value-type="float">
            <text:p>0,084 V</text:p>
          </table:table-cell>
          <table:table-cell table:style-name="ce1" table:formula="of:=([.$B$20]-[.A41])/(1+[.$F$22])+[.A41]" office:value-type="float" office:value="0.080892857142857" calcext:value-type="float">
            <text:p>0,081 V</text:p>
          </table:table-cell>
          <table:table-cell table:style-name="ce1" table:formula="of:=([.$B$20]-[.A41])/(1+[.$G$22])+[.A41]" office:value-type="float" office:value="0.0725806451612902" calcext:value-type="float">
            <text:p>0,073 V</text:p>
          </table:table-cell>
          <table:table-cell table:style-name="ce1" table:formula="of:=([.$B$20]-[.A41])/(1+[.$H$22])+[.A41]" office:value-type="float" office:value="0.0536585365853657" calcext:value-type="float">
            <text:p>0,054 V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,000 V</text:p>
          </table:table-cell>
          <table:table-cell table:style-name="ce1" table:formula="of:=([.$B$20]-[.A42])/(1+[.$B$22])+[.A42]" office:value-type="float" office:value="0.218181818181818" calcext:value-type="float">
            <text:p>0,218 V</text:p>
          </table:table-cell>
          <table:table-cell table:style-name="ce1" table:formula="of:=([.$B$20]-[.A42])/(1+[.$C$22])+[.A42]" office:value-type="float" office:value="0.114285714285714" calcext:value-type="float">
            <text:p>0,114 V</text:p>
          </table:table-cell>
          <table:table-cell table:style-name="ce1" table:formula="of:=([.$B$20]-[.A42])/(1+[.$D$22])+[.A42]" office:value-type="float" office:value="0.0923076923076923" calcext:value-type="float">
            <text:p>0,092 V</text:p>
          </table:table-cell>
          <table:table-cell table:style-name="ce1" table:formula="of:=([.$B$20]-[.A42])/(1+[.$E$22])+[.A42]" office:value-type="float" office:value="0.0888888888888889" calcext:value-type="float">
            <text:p>0,089 V</text:p>
          </table:table-cell>
          <table:table-cell table:style-name="ce1" table:formula="of:=([.$B$20]-[.A42])/(1+[.$F$22])+[.A42]" office:value-type="float" office:value="0.0857142857142857" calcext:value-type="float">
            <text:p>0,086 V</text:p>
          </table:table-cell>
          <table:table-cell table:style-name="ce1" table:formula="of:=([.$B$20]-[.A42])/(1+[.$G$22])+[.A42]" office:value-type="float" office:value="0.0774193548387097" calcext:value-type="float">
            <text:p>0,077 V</text:p>
          </table:table-cell>
          <table:table-cell table:style-name="ce1" table:formula="of:=([.$B$20]-[.A42])/(1+[.$H$22])+[.A42]" office:value-type="float" office:value="0.0585365853658537" calcext:value-type="float">
            <text:p>0,059 V</text:p>
          </table:table-cell>
          <table:table-cell/>
        </table:table-row>
        <table:table-row table:style-name="ro1">
          <table:table-cell table:style-name="ce1" office:value-type="float" office:value="0.00499999999999982" calcext:value-type="float">
            <text:p>0,005 V</text:p>
          </table:table-cell>
          <table:table-cell table:style-name="ce1" table:formula="of:=([.$B$20]-[.A43])/(1+[.$B$22])+[.A43]" office:value-type="float" office:value="0.222727272727273" calcext:value-type="float">
            <text:p>0,223 V</text:p>
          </table:table-cell>
          <table:table-cell table:style-name="ce1" table:formula="of:=([.$B$20]-[.A43])/(1+[.$C$22])+[.A43]" office:value-type="float" office:value="0.119047619047619" calcext:value-type="float">
            <text:p>0,119 V</text:p>
          </table:table-cell>
          <table:table-cell table:style-name="ce1" table:formula="of:=([.$B$20]-[.A43])/(1+[.$D$22])+[.A43]" office:value-type="float" office:value="0.0971153846153844" calcext:value-type="float">
            <text:p>0,097 V</text:p>
          </table:table-cell>
          <table:table-cell table:style-name="ce1" table:formula="of:=([.$B$20]-[.A43])/(1+[.$E$22])+[.A43]" office:value-type="float" office:value="0.0937037037037035" calcext:value-type="float">
            <text:p>0,094 V</text:p>
          </table:table-cell>
          <table:table-cell table:style-name="ce1" table:formula="of:=([.$B$20]-[.A43])/(1+[.$F$22])+[.A43]" office:value-type="float" office:value="0.0905357142857141" calcext:value-type="float">
            <text:p>0,091 V</text:p>
          </table:table-cell>
          <table:table-cell table:style-name="ce1" table:formula="of:=([.$B$20]-[.A43])/(1+[.$G$22])+[.A43]" office:value-type="float" office:value="0.0822580645161288" calcext:value-type="float">
            <text:p>0,082 V</text:p>
          </table:table-cell>
          <table:table-cell table:style-name="ce1" table:formula="of:=([.$B$20]-[.A43])/(1+[.$H$22])+[.A43]" office:value-type="float" office:value="0.0634146341463413" calcext:value-type="float">
            <text:p>0,063 V</text:p>
          </table:table-cell>
          <table:table-cell/>
        </table:table-row>
        <table:table-row table:style-name="ro1">
          <table:table-cell table:style-name="ce1" office:value-type="float" office:value="0.00999999999999982" calcext:value-type="float">
            <text:p>0,010 V</text:p>
          </table:table-cell>
          <table:table-cell table:style-name="ce1" table:formula="of:=([.$B$20]-[.A44])/(1+[.$B$22])+[.A44]" office:value-type="float" office:value="0.227272727272727" calcext:value-type="float">
            <text:p>0,227 V</text:p>
          </table:table-cell>
          <table:table-cell table:style-name="ce1" table:formula="of:=([.$B$20]-[.A44])/(1+[.$C$22])+[.A44]" office:value-type="float" office:value="0.123809523809524" calcext:value-type="float">
            <text:p>0,124 V</text:p>
          </table:table-cell>
          <table:table-cell table:style-name="ce1" table:formula="of:=([.$B$20]-[.A44])/(1+[.$D$22])+[.A44]" office:value-type="float" office:value="0.101923076923077" calcext:value-type="float">
            <text:p>0,102 V</text:p>
          </table:table-cell>
          <table:table-cell table:style-name="ce1" table:formula="of:=([.$B$20]-[.A44])/(1+[.$E$22])+[.A44]" office:value-type="float" office:value="0.0985185185185183" calcext:value-type="float">
            <text:p>0,099 V</text:p>
          </table:table-cell>
          <table:table-cell table:style-name="ce1" table:formula="of:=([.$B$20]-[.A44])/(1+[.$F$22])+[.A44]" office:value-type="float" office:value="0.0953571428571427" calcext:value-type="float">
            <text:p>0,095 V</text:p>
          </table:table-cell>
          <table:table-cell table:style-name="ce1" table:formula="of:=([.$B$20]-[.A44])/(1+[.$G$22])+[.A44]" office:value-type="float" office:value="0.0870967741935482" calcext:value-type="float">
            <text:p>0,087 V</text:p>
          </table:table-cell>
          <table:table-cell table:style-name="ce1" table:formula="of:=([.$B$20]-[.A44])/(1+[.$H$22])+[.A44]" office:value-type="float" office:value="0.0682926829268291" calcext:value-type="float">
            <text:p>0,068 V</text:p>
          </table:table-cell>
          <table:table-cell/>
        </table:table-row>
        <table:table-row table:style-name="ro1">
          <table:table-cell table:style-name="ce1" office:value-type="float" office:value="0.0149999999999998" calcext:value-type="float">
            <text:p>0,015 V</text:p>
          </table:table-cell>
          <table:table-cell table:style-name="ce1" table:formula="of:=([.$B$20]-[.A45])/(1+[.$B$22])+[.A45]" office:value-type="float" office:value="0.231818181818182" calcext:value-type="float">
            <text:p>0,232 V</text:p>
          </table:table-cell>
          <table:table-cell table:style-name="ce1" table:formula="of:=([.$B$20]-[.A45])/(1+[.$C$22])+[.A45]" office:value-type="float" office:value="0.128571428571428" calcext:value-type="float">
            <text:p>0,129 V</text:p>
          </table:table-cell>
          <table:table-cell table:style-name="ce1" table:formula="of:=([.$B$20]-[.A45])/(1+[.$D$22])+[.A45]" office:value-type="float" office:value="0.106730769230769" calcext:value-type="float">
            <text:p>0,107 V</text:p>
          </table:table-cell>
          <table:table-cell table:style-name="ce1" table:formula="of:=([.$B$20]-[.A45])/(1+[.$E$22])+[.A45]" office:value-type="float" office:value="0.103333333333333" calcext:value-type="float">
            <text:p>0,103 V</text:p>
          </table:table-cell>
          <table:table-cell table:style-name="ce1" table:formula="of:=([.$B$20]-[.A45])/(1+[.$F$22])+[.A45]" office:value-type="float" office:value="0.100178571428571" calcext:value-type="float">
            <text:p>0,100 V</text:p>
          </table:table-cell>
          <table:table-cell table:style-name="ce1" table:formula="of:=([.$B$20]-[.A45])/(1+[.$G$22])+[.A45]" office:value-type="float" office:value="0.0919354838709676" calcext:value-type="float">
            <text:p>0,092 V</text:p>
          </table:table-cell>
          <table:table-cell table:style-name="ce1" table:formula="of:=([.$B$20]-[.A45])/(1+[.$H$22])+[.A45]" office:value-type="float" office:value="0.0731707317073169" calcext:value-type="float">
            <text:p>0,073 V</text:p>
          </table:table-cell>
          <table:table-cell/>
        </table:table-row>
        <table:table-row table:style-name="ro1">
          <table:table-cell table:style-name="ce1" office:value-type="float" office:value="0.0199999999999998" calcext:value-type="float">
            <text:p>0,020 V</text:p>
          </table:table-cell>
          <table:table-cell table:style-name="ce1" table:formula="of:=([.$B$20]-[.A46])/(1+[.$B$22])+[.A46]" office:value-type="float" office:value="0.236363636363636" calcext:value-type="float">
            <text:p>0,236 V</text:p>
          </table:table-cell>
          <table:table-cell table:style-name="ce1" table:formula="of:=([.$B$20]-[.A46])/(1+[.$C$22])+[.A46]" office:value-type="float" office:value="0.133333333333333" calcext:value-type="float">
            <text:p>0,133 V</text:p>
          </table:table-cell>
          <table:table-cell table:style-name="ce1" table:formula="of:=([.$B$20]-[.A46])/(1+[.$D$22])+[.A46]" office:value-type="float" office:value="0.111538461538461" calcext:value-type="float">
            <text:p>0,112 V</text:p>
          </table:table-cell>
          <table:table-cell table:style-name="ce1" table:formula="of:=([.$B$20]-[.A46])/(1+[.$E$22])+[.A46]" office:value-type="float" office:value="0.108148148148148" calcext:value-type="float">
            <text:p>0,108 V</text:p>
          </table:table-cell>
          <table:table-cell table:style-name="ce1" table:formula="of:=([.$B$20]-[.A46])/(1+[.$F$22])+[.A46]" office:value-type="float" office:value="0.105" calcext:value-type="float">
            <text:p>0,105 V</text:p>
          </table:table-cell>
          <table:table-cell table:style-name="ce1" table:formula="of:=([.$B$20]-[.A46])/(1+[.$G$22])+[.A46]" office:value-type="float" office:value="0.0967741935483869" calcext:value-type="float">
            <text:p>0,097 V</text:p>
          </table:table-cell>
          <table:table-cell table:style-name="ce1" table:formula="of:=([.$B$20]-[.A46])/(1+[.$H$22])+[.A46]" office:value-type="float" office:value="0.0780487804878047" calcext:value-type="float">
            <text:p>0,078 V</text:p>
          </table:table-cell>
          <table:table-cell/>
        </table:table-row>
        <table:table-row table:style-name="ro1">
          <table:table-cell table:style-name="ce1" office:value-type="float" office:value="0.0249999999999998" calcext:value-type="float">
            <text:p>0,025 V</text:p>
          </table:table-cell>
          <table:table-cell table:style-name="ce1" table:formula="of:=([.$B$20]-[.A47])/(1+[.$B$22])+[.A47]" office:value-type="float" office:value="0.240909090909091" calcext:value-type="float">
            <text:p>0,241 V</text:p>
          </table:table-cell>
          <table:table-cell table:style-name="ce1" table:formula="of:=([.$B$20]-[.A47])/(1+[.$C$22])+[.A47]" office:value-type="float" office:value="0.138095238095238" calcext:value-type="float">
            <text:p>0,138 V</text:p>
          </table:table-cell>
          <table:table-cell table:style-name="ce1" table:formula="of:=([.$B$20]-[.A47])/(1+[.$D$22])+[.A47]" office:value-type="float" office:value="0.116346153846154" calcext:value-type="float">
            <text:p>0,116 V</text:p>
          </table:table-cell>
          <table:table-cell table:style-name="ce1" table:formula="of:=([.$B$20]-[.A47])/(1+[.$E$22])+[.A47]" office:value-type="float" office:value="0.112962962962963" calcext:value-type="float">
            <text:p>0,113 V</text:p>
          </table:table-cell>
          <table:table-cell table:style-name="ce1" table:formula="of:=([.$B$20]-[.A47])/(1+[.$F$22])+[.A47]" office:value-type="float" office:value="0.109821428571428" calcext:value-type="float">
            <text:p>0,110 V</text:p>
          </table:table-cell>
          <table:table-cell table:style-name="ce1" table:formula="of:=([.$B$20]-[.A47])/(1+[.$G$22])+[.A47]" office:value-type="float" office:value="0.101612903225806" calcext:value-type="float">
            <text:p>0,102 V</text:p>
          </table:table-cell>
          <table:table-cell table:style-name="ce1" table:formula="of:=([.$B$20]-[.A47])/(1+[.$H$22])+[.A47]" office:value-type="float" office:value="0.0829268292682925" calcext:value-type="float">
            <text:p>0,083 V</text:p>
          </table:table-cell>
          <table:table-cell/>
        </table:table-row>
        <table:table-row table:style-name="ro1">
          <table:table-cell table:style-name="ce1" office:value-type="float" office:value="0.0299999999999998" calcext:value-type="float">
            <text:p>0,030 V</text:p>
          </table:table-cell>
          <table:table-cell table:style-name="ce1" table:formula="of:=([.$B$20]-[.A48])/(1+[.$B$22])+[.A48]" office:value-type="float" office:value="0.245454545454545" calcext:value-type="float">
            <text:p>0,245 V</text:p>
          </table:table-cell>
          <table:table-cell table:style-name="ce1" table:formula="of:=([.$B$20]-[.A48])/(1+[.$C$22])+[.A48]" office:value-type="float" office:value="0.142857142857143" calcext:value-type="float">
            <text:p>0,143 V</text:p>
          </table:table-cell>
          <table:table-cell table:style-name="ce1" table:formula="of:=([.$B$20]-[.A48])/(1+[.$D$22])+[.A48]" office:value-type="float" office:value="0.121153846153846" calcext:value-type="float">
            <text:p>0,121 V</text:p>
          </table:table-cell>
          <table:table-cell table:style-name="ce1" table:formula="of:=([.$B$20]-[.A48])/(1+[.$E$22])+[.A48]" office:value-type="float" office:value="0.117777777777778" calcext:value-type="float">
            <text:p>0,118 V</text:p>
          </table:table-cell>
          <table:table-cell table:style-name="ce1" table:formula="of:=([.$B$20]-[.A48])/(1+[.$F$22])+[.A48]" office:value-type="float" office:value="0.114642857142857" calcext:value-type="float">
            <text:p>0,115 V</text:p>
          </table:table-cell>
          <table:table-cell table:style-name="ce1" table:formula="of:=([.$B$20]-[.A48])/(1+[.$G$22])+[.A48]" office:value-type="float" office:value="0.106451612903226" calcext:value-type="float">
            <text:p>0,106 V</text:p>
          </table:table-cell>
          <table:table-cell table:style-name="ce1" table:formula="of:=([.$B$20]-[.A48])/(1+[.$H$22])+[.A48]" office:value-type="float" office:value="0.0878048780487803" calcext:value-type="float">
            <text:p>0,088 V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ingangsspannungsdiff</text:p>
          </table:table-cell>
          <table:table-cell table:style-name="ce1" table:formula="of:=[.B48]-[.B24]" office:value-type="float" office:value="0.109090909090909" calcext:value-type="float">
            <text:p>0,109 V</text:p>
          </table:table-cell>
          <table:table-cell table:style-name="ce1" table:formula="of:=[.C48]-[.C24]" office:value-type="float" office:value="0.114285714285714" calcext:value-type="float">
            <text:p>0,114 V</text:p>
          </table:table-cell>
          <table:table-cell table:style-name="ce1" table:formula="of:=[.D48]-[.D24]" office:value-type="float" office:value="0.115384615384615" calcext:value-type="float">
            <text:p>0,115 V</text:p>
          </table:table-cell>
          <table:table-cell table:style-name="ce1" table:formula="of:=[.E48]-[.E24]" office:value-type="float" office:value="0.115555555555555" calcext:value-type="float">
            <text:p>0,116 V</text:p>
          </table:table-cell>
          <table:table-cell table:style-name="ce1" table:formula="of:=[.F48]-[.F24]" office:value-type="float" office:value="0.115714285714286" calcext:value-type="float">
            <text:p>0,116 V</text:p>
          </table:table-cell>
          <table:table-cell table:style-name="ce1" table:formula="of:=[.G48]-[.G24]" office:value-type="float" office:value="0.116129032258064" calcext:value-type="float">
            <text:p>0,116 V</text:p>
          </table:table-cell>
          <table:table-cell table:style-name="ce1" table:formula="of:=[.H48]-[.H24]" office:value-type="float" office:value="0.117073170731707" calcext:value-type="float">
            <text:p>0,117 V</text:p>
          </table:table-cell>
          <table:table-cell/>
        </table:table-row>
        <table:table-row table:style-name="ro1">
          <table:table-cell office:value-type="string" calcext:value-type="string">
            <text:p>Eingangsdiff 20x Gain</text:p>
          </table:table-cell>
          <table:table-cell table:style-name="ce1" table:formula="of:=[.B20]/([.B50]*20)" office:value-type="float" office:value="1.1" calcext:value-type="float">
            <text:p>1,100 V</text:p>
          </table:table-cell>
          <table:table-cell table:style-name="ce1" table:formula="of:=[.C50]*20" office:value-type="float" office:value="2.28571428571428" calcext:value-type="float">
            <text:p>2,286 V</text:p>
          </table:table-cell>
          <table:table-cell table:style-name="ce1" table:formula="of:=[.D50]*20" office:value-type="float" office:value="2.3076923076923" calcext:value-type="float">
            <text:p>2,308 V</text:p>
          </table:table-cell>
          <table:table-cell table:style-name="ce1" table:formula="of:=[.E50]*20" office:value-type="float" office:value="2.31111111111111" calcext:value-type="float">
            <text:p>2,311 V</text:p>
          </table:table-cell>
          <table:table-cell table:style-name="ce1" table:formula="of:=[.F50]*20" office:value-type="float" office:value="2.31428571428571" calcext:value-type="float">
            <text:p>2,314 V</text:p>
          </table:table-cell>
          <table:table-cell table:style-name="ce1" table:formula="of:=[.G50]*20" office:value-type="float" office:value="2.32258064516129" calcext:value-type="float">
            <text:p>2,323 V</text:p>
          </table:table-cell>
          <table:table-cell table:style-name="ce1" table:formula="of:=[.H50]*20" office:value-type="float" office:value="2.34146341463414" calcext:value-type="float">
            <text:p>2,341 V</text:p>
          </table:table-cell>
          <table:table-cell/>
        </table:table-row>
        <table:table-row table:style-name="ro1">
          <table:table-cell office:value-type="string" calcext:value-type="string">
            <text:p>ADC Usage</text:p>
          </table:table-cell>
          <table:table-cell table:style-name="ce3" table:formula="of:=[.B51]/[.$B$20]" office:value-type="percentage" office:value="0.458333333333334" calcext:value-type="percentage">
            <text:p>45,83%</text:p>
          </table:table-cell>
          <table:table-cell table:style-name="ce3" table:formula="of:=[.C51]/[.$B$20]" office:value-type="percentage" office:value="0.952380952380951" calcext:value-type="percentage">
            <text:p>95,24%</text:p>
          </table:table-cell>
          <table:table-cell table:style-name="ce3" table:formula="of:=[.D51]/[.$B$20]" office:value-type="percentage" office:value="0.96153846153846" calcext:value-type="percentage">
            <text:p>96,15%</text:p>
          </table:table-cell>
          <table:table-cell table:style-name="ce3" table:formula="of:=[.E51]/[.$B$20]" office:value-type="percentage" office:value="0.962962962962961" calcext:value-type="percentage">
            <text:p>96,30%</text:p>
          </table:table-cell>
          <table:table-cell table:style-name="ce3" table:formula="of:=[.F51]/[.$B$20]" office:value-type="percentage" office:value="0.964285714285712" calcext:value-type="percentage">
            <text:p>96,43%</text:p>
          </table:table-cell>
          <table:table-cell table:style-name="ce3" table:formula="of:=[.G51]/[.$B$20]" office:value-type="percentage" office:value="0.967741935483869" calcext:value-type="percentage">
            <text:p>96,77%</text:p>
          </table:table-cell>
          <table:table-cell table:style-name="ce3" table:formula="of:=[.H51]/[.$B$20]" office:value-type="percentage" office:value="0.975609756097559" calcext:value-type="percentage">
            <text:p>97,56%</text:p>
          </table:table-cell>
          <table:table-cell/>
        </table:table-row>
        <table:table-row table:style-name="ro1">
          <table:table-cell/>
          <table:table-cell table:style-name="ce1" table:number-columns-repeated="7"/>
          <table:table-cell/>
        </table:table-row>
        <table:table-row table:style-name="ro1">
          <table:table-cell office:value-type="string" calcext:value-type="string">
            <text:p>Max ADC-In 20x Gain</text:p>
          </table:table-cell>
          <table:table-cell table:style-name="ce1" table:formula="of:=[.B48]*20" office:value-type="float" office:value="4.90909090909091" calcext:value-type="float">
            <text:p>4,909 V</text:p>
          </table:table-cell>
          <table:table-cell table:style-name="ce1" table:formula="of:=[.C48]*20" office:value-type="float" office:value="2.85714285714285" calcext:value-type="float">
            <text:p>2,857 V</text:p>
          </table:table-cell>
          <table:table-cell table:style-name="ce1" table:formula="of:=[.D48]*20" office:value-type="float" office:value="2.42307692307692" calcext:value-type="float">
            <text:p>2,423 V</text:p>
          </table:table-cell>
          <table:table-cell table:style-name="ce1" table:formula="of:=[.E48]*20" office:value-type="float" office:value="2.35555555555555" calcext:value-type="float">
            <text:p>2,356 V</text:p>
          </table:table-cell>
          <table:table-cell table:style-name="ce1" table:formula="of:=[.F48]*20" office:value-type="float" office:value="2.29285714285714" calcext:value-type="float">
            <text:p>2,293 V</text:p>
          </table:table-cell>
          <table:table-cell table:style-name="ce1" table:formula="of:=[.G48]*20" office:value-type="float" office:value="2.12903225806451" calcext:value-type="float">
            <text:p>2,129 V</text:p>
          </table:table-cell>
          <table:table-cell table:style-name="ce1" table:formula="of:=[.H48]*20" office:value-type="float" office:value="1.75609756097561" calcext:value-type="float">
            <text:p>1,756 V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olgende Kriterien beachten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Max ADC-In 20x Gain nicht über Vre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Min ADC-In nicht kleiner 0 Vo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Möglichst hoher ADC Us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 Kriteren müssen für min und max Vref gelte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mit Wahl auf 26kOhm und 1kOhm</text:p>
          </table:table-cell>
          <table:table-cell table:number-columns-repeated="8"/>
        </table:table-row>
        <table:table-row table:style-name="ro1" table:number-rows-repeated="39">
          <table:table-cell table:number-columns-repeated="9"/>
        </table:table-row>
        <table:table-row table:style-name="ro1">
          <table:table-cell office:value-type="string" calcext:value-type="string">
            <text:p>Kleinster Messwert Intern</text:p>
          </table:table-cell>
          <table:table-cell table:formula="of:=[.B20]/1024" office:value-type="float" office:value="0.00234375" calcext:value-type="float">
            <text:p>0,0023437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einster Messwert Eingang</text:p>
          </table:table-cell>
          <table:table-cell table:formula="of:=[.B103]/20" office:value-type="float" office:value="0.0001171875" calcext:value-type="float">
            <text:p>0,000117187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einster Strom</text:p>
          </table:table-cell>
          <table:table-cell table:formula="of:=[.B104]/[.D7]" office:value-type="float" office:value="0.263342696629213" calcext:value-type="float">
            <text:p>0,2633426966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ößter Strom</text:p>
          </table:table-cell>
          <table:table-cell table:formula="of:=[.B105]*1024" office:value-type="float" office:value="269.662921348315" calcext:value-type="float">
            <text:p>269,662921348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leinste Ladung</text:p>
          </table:table-cell>
          <table:table-cell table:formula="of:=10^-9" office:value-type="float" office:value="0.000000001" calcext:value-type="float">
            <text:p>0,000000001</text:p>
          </table:table-cell>
          <table:table-cell office:value-type="string" calcext:value-type="string">
            <text:p>A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ößte Zeit zum Entladen</text:p>
          </table:table-cell>
          <table:table-cell table:formula="of:=[.B108]/[.B105]*60*60*1000" office:value-type="float" office:value="0.0136704" calcext:value-type="float">
            <text:p>0,013670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Wenn Zeitmessung kleiner würde Entladung nicht mit eingerechnet werden, da immer 0 subtrahiert werden wür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einste Freq für Timer</text:p>
          </table:table-cell>
          <table:table-cell table:formula="of:=1/[.B109]" office:value-type="float" office:value="73.1507490636704" calcext:value-type="float">
            <text:p>73,1507490637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Diese Frequenz darf die Auswertung der Messung nicht überschrei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ößter Entladestro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einste Zeit zum Entladen</text:p>
          </table:table-cell>
          <table:table-cell table:formula="of:=[.B108]/[.B111]*60*60*1000" office:value-type="float" office:value="0.000036" calcext:value-type="float">
            <text:p>0,00003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Wenn Zeitintervall größer wäre, würden Stromstöße nicht mit eingerechnet werden</text:p>
          </table:table-cell>
          <table:table-cell table:number-columns-repeated="5"/>
        </table:table-row>
        <table:table-row table:style-name="ro1">
          <table:table-cell/>
          <table:table-cell table:formula="of:=1/[.B112]" office:value-type="float" office:value="27777.7777777778" calcext:value-type="float">
            <text:p>27777,7777777778</text:p>
          </table:table-cell>
          <table:table-cell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t Timer im 1kHz Takt Auswertung berechne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ssintervall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µs</text:p>
          </table:table-cell>
          <table:table-cell table:number-columns-repeated="6"/>
        </table:table-row>
        <table:table-row table:style-name="ro1">
          <table:table-cell/>
          <table:table-cell table:formula="of:=[.B117]/1000/1000/60/60" office:value-type="float" office:value="0.000000277777777777778" calcext:value-type="float">
            <text:p>2,77777777777778E-007</text:p>
          </table:table-cell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Entladestro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Ladungsdifferenz</text:p>
          </table:table-cell>
          <table:table-cell table:formula="of:=[.B119]*[.B118]" office:value-type="float" office:value="0.0000277777777777778" calcext:value-type="float">
            <text:p>2,77777777777778E-005</text:p>
          </table:table-cell>
          <table:table-cell office:value-type="string" calcext:value-type="string">
            <text:p>Ah</text:p>
          </table:table-cell>
          <table:table-cell table:number-columns-repeated="6"/>
        </table:table-row>
        <table:table-row table:style-name="ro1">
          <table:table-cell/>
          <table:table-cell table:formula="of:=[.B120]*1000*1000*1000" office:value-type="float" office:value="27777.7777777778" calcext:value-type="float">
            <text:p>27777,7777777778</text:p>
          </table:table-cell>
          <table:table-cell office:value-type="string" calcext:value-type="string">
            <text:p>nAh</text:p>
          </table:table-cell>
          <table:table-cell table:number-columns-repeated="6"/>
        </table:table-row>
        <table:table-row table:style-name="ro1" table:number-rows-repeated="10484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3" number:min-integer-digits="1"/>
      <number:text> V</number:text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.00.0000</text:date>, <text:time style:data-style-name="N2" text:time-value="0000-00-00T00:00:01.7202092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1T17:22:46</meta:creation-date>
    <dc:date>2013-09-13T12:05:07.349358426</dc:date>
    <meta:editing-duration>PT1H57M46S</meta:editing-duration>
    <meta:editing-cycles>14</meta:editing-cycles>
    <meta:generator>LibreOffice/4.1.0.4$Linux_X86_64 LibreOffice_project/410m0$Build-4</meta:generator>
    <meta:document-statistic meta:table-count="1" meta:cell-count="3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3" number:min-integer-digits="1"/>
      <number:text> V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09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09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51cm" svg:height="14.47cm" xlink:href=".." xlink:type="simple" chart:class="chart:scatter" chart:style-name="ch1">
        <chart:plot-area chart:style-name="ch2" table:cell-range-address="Tabelle1.A24:Tabelle1.H48 Tabelle1.B23:Tabelle1.H23" chart:data-source-has-labels="row" svg:x="0.899cm" svg:y="1.291cm" svg:width="20.654cm" svg:height="12.47cm">
          <chartooo:coordinate-region svg:x="1.547cm" svg:y="1.491cm" svg:width="19.409cm" svg:height="12.07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Tabelle1.B24:Tabelle1.B48" chart:label-cell-address="Tabelle1.B23:Tabelle1.B23" chart:class="chart:scatter">
            <chart:domain table:cell-range-address="Tabelle1.A24:Tabelle1.A48"/>
            <chart:data-point chart:repeated="25"/>
          </chart:series>
          <chart:series chart:style-name="ch6" chart:values-cell-range-address="Tabelle1.C24:Tabelle1.C48" chart:label-cell-address="Tabelle1.C23:Tabelle1.C23" chart:class="chart:scatter">
            <chart:data-point chart:repeated="25"/>
          </chart:series>
          <chart:series chart:style-name="ch7" chart:values-cell-range-address="Tabelle1.D24:Tabelle1.D48" chart:label-cell-address="Tabelle1.D23:Tabelle1.D23" chart:class="chart:scatter">
            <chart:data-point chart:repeated="25"/>
          </chart:series>
          <chart:series chart:style-name="ch8" chart:values-cell-range-address="Tabelle1.E24:Tabelle1.E48" chart:label-cell-address="Tabelle1.E23:Tabelle1.E23" chart:class="chart:scatter">
            <chart:data-point chart:repeated="25"/>
          </chart:series>
          <chart:series chart:style-name="ch9" chart:values-cell-range-address="Tabelle1.F24:Tabelle1.F48" chart:label-cell-address="Tabelle1.F23:Tabelle1.F23" chart:class="chart:scatter">
            <chart:data-point chart:repeated="25"/>
          </chart:series>
          <chart:series chart:style-name="ch10" chart:values-cell-range-address="Tabelle1.G24:Tabelle1.G48" chart:label-cell-address="Tabelle1.G23:Tabelle1.G23" chart:class="chart:scatter">
            <chart:data-point chart:repeated="25"/>
          </chart:series>
          <chart:series chart:style-name="ch11" chart:values-cell-range-address="Tabelle1.H24:Tabelle1.H48" chart:label-cell-address="Tabelle1.H23:Tabelle1.H23" chart:class="chart:scatte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DC Eingangsspannung</text:p>
                <draw:g>
                  <svg:desc>Tabelle1.B23:Tabelle1.B23</svg:desc>
                </draw:g>
              </table:table-cell>
              <table:table-cell office:value-type="string">
                <text:p/>
                <draw:g>
                  <svg:desc>Tabelle1.C23:Tabelle1.C23</svg:desc>
                </draw:g>
              </table:table-cell>
              <table:table-cell office:value-type="string">
                <text:p/>
                <draw:g>
                  <svg:desc>Tabelle1.D23:Tabelle1.D23</svg:desc>
                </draw:g>
              </table:table-cell>
              <table:table-cell office:value-type="string">
                <text:p/>
                <draw:g>
                  <svg:desc>Tabelle1.E23:Tabelle1.E23</svg:desc>
                </draw:g>
              </table:table-cell>
              <table:table-cell office:value-type="string">
                <text:p/>
                <draw:g>
                  <svg:desc>Tabelle1.F23:Tabelle1.F23</svg:desc>
                </draw:g>
              </table:table-cell>
              <table:table-cell office:value-type="string">
                <text:p/>
                <draw:g>
                  <svg:desc>Tabelle1.G23:Tabelle1.G23</svg:desc>
                </draw:g>
              </table:table-cell>
              <table:table-cell office:value-type="string">
                <text:p/>
                <draw:g>
                  <svg:desc>Tabelle1.H23:Tabelle1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9">
                <text:p>-0.09</text:p>
                <draw:g>
                  <svg:desc>Tabelle1.A24:Tabelle1.A48</svg:desc>
                </draw:g>
              </table:table-cell>
              <table:table-cell office:value-type="float" office:value="0.136363636363636">
                <text:p>0.136363636363636</text:p>
                <draw:g>
                  <svg:desc>Tabelle1.B24:Tabelle1.B48</svg:desc>
                </draw:g>
              </table:table-cell>
              <table:table-cell office:value-type="float" office:value="0.0285714285714286">
                <text:p>0.0285714285714286</text:p>
                <draw:g>
                  <svg:desc>Tabelle1.C24:Tabelle1.C48</svg:desc>
                </draw:g>
              </table:table-cell>
              <table:table-cell office:value-type="float" office:value="0.00576923076923076">
                <text:p>0.00576923076923076</text:p>
                <draw:g>
                  <svg:desc>Tabelle1.D24:Tabelle1.D48</svg:desc>
                </draw:g>
              </table:table-cell>
              <table:table-cell office:value-type="float" office:value="0.00222222222222222">
                <text:p>0.00222222222222222</text:p>
                <draw:g>
                  <svg:desc>Tabelle1.E24:Tabelle1.E48</svg:desc>
                </draw:g>
              </table:table-cell>
              <table:table-cell office:value-type="float" office:value="-0.00107142857142857">
                <text:p>-0.00107142857142857</text:p>
                <draw:g>
                  <svg:desc>Tabelle1.F24:Tabelle1.F48</svg:desc>
                </draw:g>
              </table:table-cell>
              <table:table-cell office:value-type="float" office:value="-0.00967741935483872">
                <text:p>-0.00967741935483872</text:p>
                <draw:g>
                  <svg:desc>Tabelle1.G24:Tabelle1.G48</svg:desc>
                </draw:g>
              </table:table-cell>
              <table:table-cell office:value-type="float" office:value="-0.0292682926829268">
                <text:p>-0.0292682926829268</text:p>
                <draw:g>
                  <svg:desc>Tabelle1.H24:Tabelle1.H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5">
                <text:p>-0.085</text:p>
              </table:table-cell>
              <table:table-cell office:value-type="float" office:value="0.140909090909091">
                <text:p>0.14090909090909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5769230769231">
                <text:p>0.0105769230769231</text:p>
              </table:table-cell>
              <table:table-cell office:value-type="float" office:value="0.00703703703703702">
                <text:p>0.00703703703703702</text:p>
              </table:table-cell>
              <table:table-cell office:value-type="float" office:value="0.00374999999999999">
                <text:p>0.00374999999999999</text:p>
              </table:table-cell>
              <table:table-cell office:value-type="float" office:value="-0.00483870967741937">
                <text:p>-0.00483870967741937</text:p>
              </table:table-cell>
              <table:table-cell office:value-type="float" office:value="-0.024390243902439">
                <text:p>-0.024390243902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8">
                <text:p>-0.08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0.0380952380952381">
                <text:p>0.0380952380952381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0118518518518519">
                <text:p>0.0118518518518519</text:p>
              </table:table-cell>
              <table:table-cell office:value-type="float" office:value="0.00857142857142856">
                <text:p>0.00857142857142856</text:p>
              </table:table-cell>
              <table:table-cell office:value-type="float" office:value="0">
                <text:p>0</text:p>
              </table:table-cell>
              <table:table-cell office:value-type="float" office:value="-0.0195121951219512">
                <text:p>-0.0195121951219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75">
                <text:p>-0.075</text:p>
              </table:table-cell>
              <table:table-cell office:value-type="float" office:value="0.15">
                <text:p>0.15</text:p>
              </table:table-cell>
              <table:table-cell office:value-type="float" office:value="0.0428571428571429">
                <text:p>0.0428571428571429</text:p>
              </table:table-cell>
              <table:table-cell office:value-type="float" office:value="0.0201923076923077">
                <text:p>0.020192307692307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33928571428572">
                <text:p>0.0133928571428572</text:p>
              </table:table-cell>
              <table:table-cell office:value-type="float" office:value="0.00483870967741937">
                <text:p>0.00483870967741937</text:p>
              </table:table-cell>
              <table:table-cell office:value-type="float" office:value="-0.0146341463414634">
                <text:p>-0.0146341463414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7">
                <text:p>-0.07</text:p>
              </table:table-cell>
              <table:table-cell office:value-type="float" office:value="0.154545454545455">
                <text:p>0.154545454545455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025">
                <text:p>0.025</text:p>
              </table:table-cell>
              <table:table-cell office:value-type="float" office:value="0.0214814814814815">
                <text:p>0.0214814814814815</text:p>
              </table:table-cell>
              <table:table-cell office:value-type="float" office:value="0.0182142857142857">
                <text:p>0.0182142857142857</text:p>
              </table:table-cell>
              <table:table-cell office:value-type="float" office:value="0.00967741935483869">
                <text:p>0.00967741935483869</text:p>
              </table:table-cell>
              <table:table-cell office:value-type="float" office:value="-0.00975609756097563">
                <text:p>-0.00975609756097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65">
                <text:p>-0.065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0.0523809523809524">
                <text:p>0.0523809523809524</text:p>
              </table:table-cell>
              <table:table-cell office:value-type="float" office:value="0.0298076923076923">
                <text:p>0.0298076923076923</text:p>
              </table:table-cell>
              <table:table-cell office:value-type="float" office:value="0.0262962962962963">
                <text:p>0.0262962962962963</text:p>
              </table:table-cell>
              <table:table-cell office:value-type="float" office:value="0.0230357142857143">
                <text:p>0.0230357142857143</text:p>
              </table:table-cell>
              <table:table-cell office:value-type="float" office:value="0.0145161290322581">
                <text:p>0.0145161290322581</text:p>
              </table:table-cell>
              <table:table-cell office:value-type="float" office:value="-0.00487804878048781">
                <text:p>-0.00487804878048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600000000000001">
                <text:p>-0.0600000000000001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0.057142857142857">
                <text:p>0.057142857142857</text:p>
              </table:table-cell>
              <table:table-cell office:value-type="float" office:value="0.0346153846153845">
                <text:p>0.0346153846153845</text:p>
              </table:table-cell>
              <table:table-cell office:value-type="float" office:value="0.031111111111111">
                <text:p>0.031111111111111</text:p>
              </table:table-cell>
              <table:table-cell office:value-type="float" office:value="0.0278571428571428">
                <text:p>0.0278571428571428</text:p>
              </table:table-cell>
              <table:table-cell office:value-type="float" office:value="0.0193548387096773">
                <text:p>0.0193548387096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50000000000001">
                <text:p>-0.0550000000000001</text:p>
              </table:table-cell>
              <table:table-cell office:value-type="float" office:value="0.168181818181818">
                <text:p>0.168181818181818</text:p>
              </table:table-cell>
              <table:table-cell office:value-type="float" office:value="0.0619047619047618">
                <text:p>0.0619047619047618</text:p>
              </table:table-cell>
              <table:table-cell office:value-type="float" office:value="0.0394230769230768">
                <text:p>0.0394230769230768</text:p>
              </table:table-cell>
              <table:table-cell office:value-type="float" office:value="0.0359259259259258">
                <text:p>0.0359259259259258</text:p>
              </table:table-cell>
              <table:table-cell office:value-type="float" office:value="0.0326785714285713">
                <text:p>0.0326785714285713</text:p>
              </table:table-cell>
              <table:table-cell office:value-type="float" office:value="0.0241935483870967">
                <text:p>0.0241935483870967</text:p>
              </table:table-cell>
              <table:table-cell office:value-type="float" office:value="0.00487804878048771">
                <text:p>0.00487804878048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500000000000001">
                <text:p>-0.0500000000000001</text:p>
              </table:table-cell>
              <table:table-cell office:value-type="float" office:value="0.172727272727273">
                <text:p>0.172727272727273</text:p>
              </table:table-cell>
              <table:table-cell office:value-type="float" office:value="0.0666666666666666">
                <text:p>0.0666666666666666</text:p>
              </table:table-cell>
              <table:table-cell office:value-type="float" office:value="0.0442307692307691">
                <text:p>0.0442307692307691</text:p>
              </table:table-cell>
              <table:table-cell office:value-type="float" office:value="0.0407407407407406">
                <text:p>0.0407407407407406</text:p>
              </table:table-cell>
              <table:table-cell office:value-type="float" office:value="0.0374999999999999">
                <text:p>0.0374999999999999</text:p>
              </table:table-cell>
              <table:table-cell office:value-type="float" office:value="0.029032258064516">
                <text:p>0.029032258064516</text:p>
              </table:table-cell>
              <table:table-cell office:value-type="float" office:value="0.00975609756097551">
                <text:p>0.00975609756097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450000000000001">
                <text:p>-0.0450000000000001</text:p>
              </table:table-cell>
              <table:table-cell office:value-type="float" office:value="0.177272727272727">
                <text:p>0.177272727272727</text:p>
              </table:table-cell>
              <table:table-cell office:value-type="float" office:value="0.0714285714285713">
                <text:p>0.0714285714285713</text:p>
              </table:table-cell>
              <table:table-cell office:value-type="float" office:value="0.0490384615384614">
                <text:p>0.0490384615384614</text:p>
              </table:table-cell>
              <table:table-cell office:value-type="float" office:value="0.0455555555555555">
                <text:p>0.0455555555555555</text:p>
              </table:table-cell>
              <table:table-cell office:value-type="float" office:value="0.0423214285714285">
                <text:p>0.0423214285714285</text:p>
              </table:table-cell>
              <table:table-cell office:value-type="float" office:value="0.0338709677419354">
                <text:p>0.0338709677419354</text:p>
              </table:table-cell>
              <table:table-cell office:value-type="float" office:value="0.0146341463414633">
                <text:p>0.01463414634146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400000000000001">
                <text:p>-0.040000000000000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761904761904761">
                <text:p>0.0761904761904761</text:p>
              </table:table-cell>
              <table:table-cell office:value-type="float" office:value="0.0538461538461537">
                <text:p>0.0538461538461537</text:p>
              </table:table-cell>
              <table:table-cell office:value-type="float" office:value="0.0503703703703703">
                <text:p>0.0503703703703703</text:p>
              </table:table-cell>
              <table:table-cell office:value-type="float" office:value="0.047142857142857">
                <text:p>0.047142857142857</text:p>
              </table:table-cell>
              <table:table-cell office:value-type="float" office:value="0.0387096774193547">
                <text:p>0.0387096774193547</text:p>
              </table:table-cell>
              <table:table-cell office:value-type="float" office:value="0.0195121951219511">
                <text:p>0.0195121951219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350000000000001">
                <text:p>-0.0350000000000001</text:p>
              </table:table-cell>
              <table:table-cell office:value-type="float" office:value="0.186363636363636">
                <text:p>0.186363636363636</text:p>
              </table:table-cell>
              <table:table-cell office:value-type="float" office:value="0.0809523809523809">
                <text:p>0.0809523809523809</text:p>
              </table:table-cell>
              <table:table-cell office:value-type="float" office:value="0.0586538461538461">
                <text:p>0.0586538461538461</text:p>
              </table:table-cell>
              <table:table-cell office:value-type="float" office:value="0.0551851851851851">
                <text:p>0.0551851851851851</text:p>
              </table:table-cell>
              <table:table-cell office:value-type="float" office:value="0.0519642857142856">
                <text:p>0.0519642857142856</text:p>
              </table:table-cell>
              <table:table-cell office:value-type="float" office:value="0.0435483870967741">
                <text:p>0.0435483870967741</text:p>
              </table:table-cell>
              <table:table-cell office:value-type="float" office:value="0.0243902439024389">
                <text:p>0.0243902439024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00000000000001">
                <text:p>-0.0300000000000001</text:p>
              </table:table-cell>
              <table:table-cell office:value-type="float" office:value="0.190909090909091">
                <text:p>0.190909090909091</text:p>
              </table:table-cell>
              <table:table-cell office:value-type="float" office:value="0.0857142857142856">
                <text:p>0.0857142857142856</text:p>
              </table:table-cell>
              <table:table-cell office:value-type="float" office:value="0.0634615384615384">
                <text:p>0.0634615384615384</text:p>
              </table:table-cell>
              <table:table-cell office:value-type="float" office:value="0.0599999999999999">
                <text:p>0.0599999999999999</text:p>
              </table:table-cell>
              <table:table-cell office:value-type="float" office:value="0.0567857142857142">
                <text:p>0.0567857142857142</text:p>
              </table:table-cell>
              <table:table-cell office:value-type="float" office:value="0.0483870967741935">
                <text:p>0.0483870967741935</text:p>
              </table:table-cell>
              <table:table-cell office:value-type="float" office:value="0.0292682926829267">
                <text:p>0.0292682926829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50000000000001">
                <text:p>-0.0250000000000001</text:p>
              </table:table-cell>
              <table:table-cell office:value-type="float" office:value="0.195454545454545">
                <text:p>0.195454545454545</text:p>
              </table:table-cell>
              <table:table-cell office:value-type="float" office:value="0.0904761904761904">
                <text:p>0.0904761904761904</text:p>
              </table:table-cell>
              <table:table-cell office:value-type="float" office:value="0.0682692307692307">
                <text:p>0.0682692307692307</text:p>
              </table:table-cell>
              <table:table-cell office:value-type="float" office:value="0.0648148148148147">
                <text:p>0.0648148148148147</text:p>
              </table:table-cell>
              <table:table-cell office:value-type="float" office:value="0.0616071428571428">
                <text:p>0.0616071428571428</text:p>
              </table:table-cell>
              <table:table-cell office:value-type="float" office:value="0.0532258064516128">
                <text:p>0.0532258064516128</text:p>
              </table:table-cell>
              <table:table-cell office:value-type="float" office:value="0.0341463414634145">
                <text:p>0.0341463414634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00000000000001">
                <text:p>-0.02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0952380952380951">
                <text:p>0.0952380952380951</text:p>
              </table:table-cell>
              <table:table-cell office:value-type="float" office:value="0.073076923076923">
                <text:p>0.073076923076923</text:p>
              </table:table-cell>
              <table:table-cell office:value-type="float" office:value="0.0696296296296295">
                <text:p>0.0696296296296295</text:p>
              </table:table-cell>
              <table:table-cell office:value-type="float" office:value="0.0664285714285713">
                <text:p>0.0664285714285713</text:p>
              </table:table-cell>
              <table:table-cell office:value-type="float" office:value="0.0580645161290322">
                <text:p>0.0580645161290322</text:p>
              </table:table-cell>
              <table:table-cell office:value-type="float" office:value="0.0390243902439023">
                <text:p>0.0390243902439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50000000000001">
                <text:p>-0.0150000000000001</text:p>
              </table:table-cell>
              <table:table-cell office:value-type="float" office:value="0.204545454545454">
                <text:p>0.204545454545454</text:p>
              </table:table-cell>
              <table:table-cell office:value-type="float" office:value="0.0999999999999999">
                <text:p>0.0999999999999999</text:p>
              </table:table-cell>
              <table:table-cell office:value-type="float" office:value="0.0778846153846153">
                <text:p>0.0778846153846153</text:p>
              </table:table-cell>
              <table:table-cell office:value-type="float" office:value="0.0744444444444444">
                <text:p>0.0744444444444444</text:p>
              </table:table-cell>
              <table:table-cell office:value-type="float" office:value="0.0712499999999999">
                <text:p>0.0712499999999999</text:p>
              </table:table-cell>
              <table:table-cell office:value-type="float" office:value="0.0629032258064515">
                <text:p>0.0629032258064515</text:p>
              </table:table-cell>
              <table:table-cell office:value-type="float" office:value="0.0439024390243901">
                <text:p>0.04390243902439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00000000000001">
                <text:p>-0.0100000000000001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104761904761905">
                <text:p>0.104761904761905</text:p>
              </table:table-cell>
              <table:table-cell office:value-type="float" office:value="0.0826923076923076">
                <text:p>0.0826923076923076</text:p>
              </table:table-cell>
              <table:table-cell office:value-type="float" office:value="0.0792592592592592">
                <text:p>0.0792592592592592</text:p>
              </table:table-cell>
              <table:table-cell office:value-type="float" office:value="0.0760714285714285">
                <text:p>0.0760714285714285</text:p>
              </table:table-cell>
              <table:table-cell office:value-type="float" office:value="0.0677419354838709">
                <text:p>0.0677419354838709</text:p>
              </table:table-cell>
              <table:table-cell office:value-type="float" office:value="0.048780487804878">
                <text:p>0.0487804878048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00000000000016">
                <text:p>-0.00500000000000016</text:p>
              </table:table-cell>
              <table:table-cell office:value-type="float" office:value="0.213636363636363">
                <text:p>0.213636363636363</text:p>
              </table:table-cell>
              <table:table-cell office:value-type="float" office:value="0.109523809523809">
                <text:p>0.109523809523809</text:p>
              </table:table-cell>
              <table:table-cell office:value-type="float" office:value="0.0874999999999999">
                <text:p>0.0874999999999999</text:p>
              </table:table-cell>
              <table:table-cell office:value-type="float" office:value="0.0840740740740739">
                <text:p>0.0840740740740739</text:p>
              </table:table-cell>
              <table:table-cell office:value-type="float" office:value="0.080892857142857">
                <text:p>0.080892857142857</text:p>
              </table:table-cell>
              <table:table-cell office:value-type="float" office:value="0.0725806451612902">
                <text:p>0.0725806451612902</text:p>
              </table:table-cell>
              <table:table-cell office:value-type="float" office:value="0.0536585365853657">
                <text:p>0.0536585365853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923076923076923">
                <text:p>0.0923076923076923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0857142857142857">
                <text:p>0.0857142857142857</text:p>
              </table:table-cell>
              <table:table-cell office:value-type="float" office:value="0.0774193548387097">
                <text:p>0.0774193548387097</text:p>
              </table:table-cell>
              <table:table-cell office:value-type="float" office:value="0.0585365853658537">
                <text:p>0.05853658536585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99999999999982">
                <text:p>0.00499999999999982</text:p>
              </table:table-cell>
              <table:table-cell office:value-type="float" office:value="0.222727272727273">
                <text:p>0.222727272727273</text:p>
              </table:table-cell>
              <table:table-cell office:value-type="float" office:value="0.119047619047619">
                <text:p>0.119047619047619</text:p>
              </table:table-cell>
              <table:table-cell office:value-type="float" office:value="0.0971153846153844">
                <text:p>0.0971153846153844</text:p>
              </table:table-cell>
              <table:table-cell office:value-type="float" office:value="0.0937037037037035">
                <text:p>0.0937037037037035</text:p>
              </table:table-cell>
              <table:table-cell office:value-type="float" office:value="0.0905357142857141">
                <text:p>0.0905357142857141</text:p>
              </table:table-cell>
              <table:table-cell office:value-type="float" office:value="0.0822580645161288">
                <text:p>0.0822580645161288</text:p>
              </table:table-cell>
              <table:table-cell office:value-type="float" office:value="0.0634146341463413">
                <text:p>0.0634146341463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99999999999982">
                <text:p>0.00999999999999982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123809523809524">
                <text:p>0.123809523809524</text:p>
              </table:table-cell>
              <table:table-cell office:value-type="float" office:value="0.101923076923077">
                <text:p>0.101923076923077</text:p>
              </table:table-cell>
              <table:table-cell office:value-type="float" office:value="0.0985185185185183">
                <text:p>0.0985185185185183</text:p>
              </table:table-cell>
              <table:table-cell office:value-type="float" office:value="0.0953571428571427">
                <text:p>0.0953571428571427</text:p>
              </table:table-cell>
              <table:table-cell office:value-type="float" office:value="0.0870967741935482">
                <text:p>0.0870967741935482</text:p>
              </table:table-cell>
              <table:table-cell office:value-type="float" office:value="0.0682926829268291">
                <text:p>0.0682926829268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9999999999998">
                <text:p>0.0149999999999998</text:p>
              </table:table-cell>
              <table:table-cell office:value-type="float" office:value="0.231818181818182">
                <text:p>0.231818181818182</text:p>
              </table:table-cell>
              <table:table-cell office:value-type="float" office:value="0.128571428571428">
                <text:p>0.128571428571428</text:p>
              </table:table-cell>
              <table:table-cell office:value-type="float" office:value="0.106730769230769">
                <text:p>0.106730769230769</text:p>
              </table:table-cell>
              <table:table-cell office:value-type="float" office:value="0.103333333333333">
                <text:p>0.103333333333333</text:p>
              </table:table-cell>
              <table:table-cell office:value-type="float" office:value="0.100178571428571">
                <text:p>0.100178571428571</text:p>
              </table:table-cell>
              <table:table-cell office:value-type="float" office:value="0.0919354838709676">
                <text:p>0.0919354838709676</text:p>
              </table:table-cell>
              <table:table-cell office:value-type="float" office:value="0.0731707317073169">
                <text:p>0.0731707317073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9999999999998">
                <text:p>0.0199999999999998</text:p>
              </table:table-cell>
              <table:table-cell office:value-type="float" office:value="0.236363636363636">
                <text:p>0.23636363636363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11538461538461">
                <text:p>0.111538461538461</text:p>
              </table:table-cell>
              <table:table-cell office:value-type="float" office:value="0.108148148148148">
                <text:p>0.108148148148148</text:p>
              </table:table-cell>
              <table:table-cell office:value-type="float" office:value="0.105">
                <text:p>0.105</text:p>
              </table:table-cell>
              <table:table-cell office:value-type="float" office:value="0.0967741935483869">
                <text:p>0.0967741935483869</text:p>
              </table:table-cell>
              <table:table-cell office:value-type="float" office:value="0.0780487804878047">
                <text:p>0.0780487804878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9999999999998">
                <text:p>0.0249999999999998</text:p>
              </table:table-cell>
              <table:table-cell office:value-type="float" office:value="0.240909090909091">
                <text:p>0.240909090909091</text:p>
              </table:table-cell>
              <table:table-cell office:value-type="float" office:value="0.138095238095238">
                <text:p>0.138095238095238</text:p>
              </table:table-cell>
              <table:table-cell office:value-type="float" office:value="0.116346153846154">
                <text:p>0.116346153846154</text:p>
              </table:table-cell>
              <table:table-cell office:value-type="float" office:value="0.112962962962963">
                <text:p>0.112962962962963</text:p>
              </table:table-cell>
              <table:table-cell office:value-type="float" office:value="0.109821428571428">
                <text:p>0.109821428571428</text:p>
              </table:table-cell>
              <table:table-cell office:value-type="float" office:value="0.101612903225806">
                <text:p>0.101612903225806</text:p>
              </table:table-cell>
              <table:table-cell office:value-type="float" office:value="0.0829268292682925">
                <text:p>0.0829268292682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9999999999998">
                <text:p>0.0299999999999998</text:p>
              </table:table-cell>
              <table:table-cell office:value-type="float" office:value="0.245454545454545">
                <text:p>0.24545454545454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21153846153846">
                <text:p>0.121153846153846</text:p>
              </table:table-cell>
              <table:table-cell office:value-type="float" office:value="0.117777777777778">
                <text:p>0.117777777777778</text:p>
              </table:table-cell>
              <table:table-cell office:value-type="float" office:value="0.114642857142857">
                <text:p>0.114642857142857</text:p>
              </table:table-cell>
              <table:table-cell office:value-type="float" office:value="0.106451612903226">
                <text:p>0.106451612903226</text:p>
              </table:table-cell>
              <table:table-cell office:value-type="float" office:value="0.0878048780487803">
                <text:p>0.087804878048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